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9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m" table:style-name="ta1">
        <table:shapes>
          <draw:frame draw:z-index="0" draw:style-name="gr1" draw:text-style-name="P1" svg:width="21.322cm" svg:height="13.482cm" svg:x="13.633cm" svg:y="1.183cm">
            <draw:object draw:notify-on-update-of-ranges="sym.A2:sym.A202 sym.B2:sym.B202 sym.A2:sym.A202 sym.C2:sym.C202 sym.A2:sym.A202 sym.D2:sym.D202 sym.A2:sym.A202 sym.E2:sym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100</text:p>
          </table:table-cell>
          <table:table-cell office:value-type="string" calcext:value-type="string">
            <text:p>t50</text:p>
          </table:table-cell>
          <table:table-cell office:value-type="string" calcext:value-type="string">
            <text:p>q50</text:p>
          </table:table-cell>
          <table:table-cell office:value-type="string" calcext:value-type="string">
            <text:p>q1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-1.6932E-036" calcext:value-type="float">
            <text:p>-1,69E-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711" calcext:value-type="float">
            <text:p>0,0070711</text:p>
          </table:table-cell>
          <table:table-cell table:style-name="ce1" office:value-type="float" office:value="1.4727E-038" calcext:value-type="float">
            <text:p>1,47E-38</text:p>
          </table:table-cell>
          <table:table-cell table:style-name="ce1" office:value-type="float" office:value="5.9111E-022" calcext:value-type="float">
            <text:p>5,91E-22</text:p>
          </table:table-cell>
          <table:table-cell table:style-name="ce1" office:value-type="float" office:value="-4.137E-015" calcext:value-type="float">
            <text:p>-4,14E-15</text:p>
          </table:table-cell>
          <table:table-cell table:style-name="ce1" office:value-type="float" office:value="1.5351E-023" calcext:value-type="float">
            <text:p>1,54E-23</text:p>
          </table:table-cell>
        </table:table-row>
        <table:table-row table:style-name="ro1">
          <table:table-cell office:value-type="float" office:value="0.014142" calcext:value-type="float">
            <text:p>0,014142</text:p>
          </table:table-cell>
          <table:table-cell table:style-name="ce1" office:value-type="float" office:value="3.3592E-037" calcext:value-type="float">
            <text:p>3,36E-37</text:p>
          </table:table-cell>
          <table:table-cell table:style-name="ce1" office:value-type="float" office:value="1.1822E-021" calcext:value-type="float">
            <text:p>1,18E-21</text:p>
          </table:table-cell>
          <table:table-cell table:style-name="ce1" office:value-type="float" office:value="-3.645E-015" calcext:value-type="float">
            <text:p>-3,65E-15</text:p>
          </table:table-cell>
          <table:table-cell table:style-name="ce1" office:value-type="float" office:value="-3.6491E-023" calcext:value-type="float">
            <text:p>-3,65E-23</text:p>
          </table:table-cell>
        </table:table-row>
        <table:table-row table:style-name="ro1">
          <table:table-cell office:value-type="float" office:value="0.021213" calcext:value-type="float">
            <text:p>0,021213</text:p>
          </table:table-cell>
          <table:table-cell table:style-name="ce1" office:value-type="float" office:value="-2.6469E-037" calcext:value-type="float">
            <text:p>-2,65E-37</text:p>
          </table:table-cell>
          <table:table-cell table:style-name="ce1" office:value-type="float" office:value="1.1955E-020" calcext:value-type="float">
            <text:p>1,20E-20</text:p>
          </table:table-cell>
          <table:table-cell table:style-name="ce1" office:value-type="float" office:value="-2.3604E-015" calcext:value-type="float">
            <text:p>-2,36E-15</text:p>
          </table:table-cell>
          <table:table-cell table:style-name="ce1" office:value-type="float" office:value="-6.1498E-022" calcext:value-type="float">
            <text:p>-6,15E-22</text:p>
          </table:table-cell>
        </table:table-row>
        <table:table-row table:style-name="ro1">
          <table:table-cell office:value-type="float" office:value="0.028284" calcext:value-type="float">
            <text:p>0,028284</text:p>
          </table:table-cell>
          <table:table-cell table:style-name="ce1" office:value-type="float" office:value="-4.1495E-036" calcext:value-type="float">
            <text:p>-4,15E-36</text:p>
          </table:table-cell>
          <table:table-cell table:style-name="ce1" office:value-type="float" office:value="2.3206E-020" calcext:value-type="float">
            <text:p>2,32E-20</text:p>
          </table:table-cell>
          <table:table-cell table:style-name="ce1" office:value-type="float" office:value="-2.8319E-016" calcext:value-type="float">
            <text:p>-2,83E-16</text:p>
          </table:table-cell>
          <table:table-cell table:style-name="ce1" office:value-type="float" office:value="-1.2575E-021" calcext:value-type="float">
            <text:p>-1,26E-21</text:p>
          </table:table-cell>
        </table:table-row>
        <table:table-row table:style-name="ro1">
          <table:table-cell office:value-type="float" office:value="0.035355" calcext:value-type="float">
            <text:p>0,035355</text:p>
          </table:table-cell>
          <table:table-cell table:style-name="ce1" office:value-type="float" office:value="-1.4445E-035" calcext:value-type="float">
            <text:p>-1,44E-35</text:p>
          </table:table-cell>
          <table:table-cell table:style-name="ce1" office:value-type="float" office:value="7.4771E-021" calcext:value-type="float">
            <text:p>7,48E-21</text:p>
          </table:table-cell>
          <table:table-cell table:style-name="ce1" office:value-type="float" office:value="0.000000000000020316" calcext:value-type="float">
            <text:p>2,03E-14</text:p>
          </table:table-cell>
          <table:table-cell table:style-name="ce1" office:value-type="float" office:value="1.3342E-021" calcext:value-type="float">
            <text:p>1,33E-21</text:p>
          </table:table-cell>
        </table:table-row>
        <table:table-row table:style-name="ro1">
          <table:table-cell office:value-type="float" office:value="0.042426" calcext:value-type="float">
            <text:p>0,042426</text:p>
          </table:table-cell>
          <table:table-cell table:style-name="ce1" office:value-type="float" office:value="-2.2554E-035" calcext:value-type="float">
            <text:p>-2,26E-35</text:p>
          </table:table-cell>
          <table:table-cell table:style-name="ce1" office:value-type="float" office:value="-5.7653E-020" calcext:value-type="float">
            <text:p>-5,77E-20</text:p>
          </table:table-cell>
          <table:table-cell table:style-name="ce1" office:value-type="float" office:value="0.000000000000037812" calcext:value-type="float">
            <text:p>3,78E-14</text:p>
          </table:table-cell>
          <table:table-cell table:style-name="ce1" office:value-type="float" office:value="5.6209E-021" calcext:value-type="float">
            <text:p>5,62E-21</text:p>
          </table:table-cell>
        </table:table-row>
        <table:table-row table:style-name="ro1">
          <table:table-cell office:value-type="float" office:value="0.049497" calcext:value-type="float">
            <text:p>0,049497</text:p>
          </table:table-cell>
          <table:table-cell table:style-name="ce1" office:value-type="float" office:value="1.0475E-034" calcext:value-type="float">
            <text:p>1,05E-34</text:p>
          </table:table-cell>
          <table:table-cell table:style-name="ce1" office:value-type="float" office:value="-1.2271E-019" calcext:value-type="float">
            <text:p>-1,23E-19</text:p>
          </table:table-cell>
          <table:table-cell table:style-name="ce1" office:value-type="float" office:value="0.000000000000052204" calcext:value-type="float">
            <text:p>5,22E-14</text:p>
          </table:table-cell>
          <table:table-cell table:style-name="ce1" office:value-type="float" office:value="8.7177E-021" calcext:value-type="float">
            <text:p>8,72E-21</text:p>
          </table:table-cell>
        </table:table-row>
        <table:table-row table:style-name="ro1">
          <table:table-cell office:value-type="float" office:value="0.056569" calcext:value-type="float">
            <text:p>0,056569</text:p>
          </table:table-cell>
          <table:table-cell table:style-name="ce1" office:value-type="float" office:value="4.6039E-034" calcext:value-type="float">
            <text:p>4,60E-34</text:p>
          </table:table-cell>
          <table:table-cell table:style-name="ce1" office:value-type="float" office:value="-3.1569E-019" calcext:value-type="float">
            <text:p>-3,16E-19</text:p>
          </table:table-cell>
          <table:table-cell table:style-name="ce1" office:value-type="float" office:value="0.000000000000063494" calcext:value-type="float">
            <text:p>6,35E-14</text:p>
          </table:table-cell>
          <table:table-cell table:style-name="ce1" office:value-type="float" office:value="6.8866E-021" calcext:value-type="float">
            <text:p>6,89E-21</text:p>
          </table:table-cell>
        </table:table-row>
        <table:table-row table:style-name="ro1">
          <table:table-cell office:value-type="float" office:value="0.06364" calcext:value-type="float">
            <text:p>0,06364</text:p>
          </table:table-cell>
          <table:table-cell table:style-name="ce1" office:value-type="float" office:value="7.0019E-034" calcext:value-type="float">
            <text:p>7,00E-34</text:p>
          </table:table-cell>
          <table:table-cell table:style-name="ce1" office:value-type="float" office:value="-5.6929E-019" calcext:value-type="float">
            <text:p>-5,69E-19</text:p>
          </table:table-cell>
          <table:table-cell table:style-name="ce1" office:value-type="float" office:value="0.000000000000015088" calcext:value-type="float">
            <text:p>1,51E-14</text:p>
          </table:table-cell>
          <table:table-cell table:style-name="ce1" office:value-type="float" office:value="-4.3869E-020" calcext:value-type="float">
            <text:p>-4,39E-20</text:p>
          </table:table-cell>
        </table:table-row>
        <table:table-row table:style-name="ro1">
          <table:table-cell office:value-type="float" office:value="0.070711" calcext:value-type="float">
            <text:p>0,070711</text:p>
          </table:table-cell>
          <table:table-cell table:style-name="ce1" office:value-type="float" office:value="-5.3849E-033" calcext:value-type="float">
            <text:p>-5,38E-33</text:p>
          </table:table-cell>
          <table:table-cell table:style-name="ce1" office:value-type="float" office:value="-8.2288E-019" calcext:value-type="float">
            <text:p>-8,23E-19</text:p>
          </table:table-cell>
          <table:table-cell table:style-name="ce1" office:value-type="float" office:value="-0.000000000000021937" calcext:value-type="float">
            <text:p>-2,19E-14</text:p>
          </table:table-cell>
          <table:table-cell table:style-name="ce1" office:value-type="float" office:value="-1.0727E-019" calcext:value-type="float">
            <text:p>-1,07E-19</text:p>
          </table:table-cell>
        </table:table-row>
        <table:table-row table:style-name="ro1">
          <table:table-cell office:value-type="float" office:value="0.077782" calcext:value-type="float">
            <text:p>0,077782</text:p>
          </table:table-cell>
          <table:table-cell table:style-name="ce1" office:value-type="float" office:value="-1.3968E-032" calcext:value-type="float">
            <text:p>-1,40E-32</text:p>
          </table:table-cell>
          <table:table-cell table:style-name="ce1" office:value-type="float" office:value="-1.3768E-019" calcext:value-type="float">
            <text:p>-1,38E-19</text:p>
          </table:table-cell>
          <table:table-cell table:style-name="ce1" office:value-type="float" office:value="-0.00000000000004758" calcext:value-type="float">
            <text:p>-4,76E-14</text:p>
          </table:table-cell>
          <table:table-cell table:style-name="ce1" office:value-type="float" office:value="-2.3606E-020" calcext:value-type="float">
            <text:p>-2,36E-20</text:p>
          </table:table-cell>
        </table:table-row>
        <table:table-row table:style-name="ro1">
          <table:table-cell office:value-type="float" office:value="0.084853" calcext:value-type="float">
            <text:p>0,084853</text:p>
          </table:table-cell>
          <table:table-cell table:style-name="ce1" office:value-type="float" office:value="-2.4353E-032" calcext:value-type="float">
            <text:p>-2,44E-32</text:p>
          </table:table-cell>
          <table:table-cell table:style-name="ce1" office:value-type="float" office:value="5.6514E-019" calcext:value-type="float">
            <text:p>5,65E-19</text:p>
          </table:table-cell>
          <table:table-cell table:style-name="ce1" office:value-type="float" office:value="-0.000000000000061841" calcext:value-type="float">
            <text:p>-6,18E-14</text:p>
          </table:table-cell>
          <table:table-cell table:style-name="ce1" office:value-type="float" office:value="1.6217E-019" calcext:value-type="float">
            <text:p>1,62E-19</text:p>
          </table:table-cell>
        </table:table-row>
        <table:table-row table:style-name="ro1">
          <table:table-cell office:value-type="float" office:value="0.091924" calcext:value-type="float">
            <text:p>0,091924</text:p>
          </table:table-cell>
          <table:table-cell table:style-name="ce1" office:value-type="float" office:value="7.4367E-032" calcext:value-type="float">
            <text:p>7,44E-32</text:p>
          </table:table-cell>
          <table:table-cell table:style-name="ce1" office:value-type="float" office:value="5.0249E-018" calcext:value-type="float">
            <text:p>5,02E-18</text:p>
          </table:table-cell>
          <table:table-cell table:style-name="ce1" office:value-type="float" office:value="-0.00000000000010702" calcext:value-type="float">
            <text:p>-1,07E-13</text:p>
          </table:table-cell>
          <table:table-cell table:style-name="ce1" office:value-type="float" office:value="6.2238E-019" calcext:value-type="float">
            <text:p>6,22E-19</text:p>
          </table:table-cell>
        </table:table-row>
        <table:table-row table:style-name="ro1">
          <table:table-cell office:value-type="float" office:value="0.098995" calcext:value-type="float">
            <text:p>0,098995</text:p>
          </table:table-cell>
          <table:table-cell table:style-name="ce1" office:value-type="float" office:value="2.7498E-031" calcext:value-type="float">
            <text:p>2,75E-31</text:p>
          </table:table-cell>
          <table:table-cell table:style-name="ce1" office:value-type="float" office:value="1.0095E-017" calcext:value-type="float">
            <text:p>1,01E-17</text:p>
          </table:table-cell>
          <table:table-cell table:style-name="ce1" office:value-type="float" office:value="-0.00000000000026202" calcext:value-type="float">
            <text:p>-2,62E-13</text:p>
          </table:table-cell>
          <table:table-cell table:style-name="ce1" office:value-type="float" office:value="9.9313E-019" calcext:value-type="float">
            <text:p>9,93E-19</text:p>
          </table:table-cell>
        </table:table-row>
        <table:table-row table:style-name="ro1">
          <table:table-cell office:value-type="float" office:value="0.10607" calcext:value-type="float">
            <text:p>0,10607</text:p>
          </table:table-cell>
          <table:table-cell table:style-name="ce1" office:value-type="float" office:value="6.0514E-031" calcext:value-type="float">
            <text:p>6,05E-31</text:p>
          </table:table-cell>
          <table:table-cell table:style-name="ce1" office:value-type="float" office:value="1.3557E-017" calcext:value-type="float">
            <text:p>1,36E-17</text:p>
          </table:table-cell>
          <table:table-cell table:style-name="ce1" office:value-type="float" office:value="-0.00000000000052684" calcext:value-type="float">
            <text:p>-5,27E-13</text:p>
          </table:table-cell>
          <table:table-cell table:style-name="ce1" office:value-type="float" office:value="-9.9823E-019" calcext:value-type="float">
            <text:p>-9,98E-19</text:p>
          </table:table-cell>
        </table:table-row>
        <table:table-row table:style-name="ro1">
          <table:table-cell office:value-type="float" office:value="0.11314" calcext:value-type="float">
            <text:p>0,11314</text:p>
          </table:table-cell>
          <table:table-cell table:style-name="ce1" office:value-type="float" office:value="-8.2927E-031" calcext:value-type="float">
            <text:p>-8,29E-31</text:p>
          </table:table-cell>
          <table:table-cell table:style-name="ce1" office:value-type="float" office:value="-7.4277E-018" calcext:value-type="float">
            <text:p>-7,43E-18</text:p>
          </table:table-cell>
          <table:table-cell table:style-name="ce1" office:value-type="float" office:value="-0.0000000000009015" calcext:value-type="float">
            <text:p>-9,02E-13</text:p>
          </table:table-cell>
          <table:table-cell table:style-name="ce1" office:value-type="float" office:value="-3.9665E-018" calcext:value-type="float">
            <text:p>-3,97E-18</text:p>
          </table:table-cell>
        </table:table-row>
        <table:table-row table:style-name="ro1">
          <table:table-cell office:value-type="float" office:value="0.12021" calcext:value-type="float">
            <text:p>0,12021</text:p>
          </table:table-cell>
          <table:table-cell table:style-name="ce1" office:value-type="float" office:value="-8.3517E-030" calcext:value-type="float">
            <text:p>-8,35E-30</text:p>
          </table:table-cell>
          <table:table-cell table:style-name="ce1" office:value-type="float" office:value="-2.8413E-017" calcext:value-type="float">
            <text:p>-2,84E-17</text:p>
          </table:table-cell>
          <table:table-cell table:style-name="ce1" office:value-type="float" office:value="-0.0000000000015135" calcext:value-type="float">
            <text:p>-1,51E-12</text:p>
          </table:table-cell>
          <table:table-cell table:style-name="ce1" office:value-type="float" office:value="-4.9429E-018" calcext:value-type="float">
            <text:p>-4,94E-18</text:p>
          </table:table-cell>
        </table:table-row>
        <table:table-row table:style-name="ro1">
          <table:table-cell office:value-type="float" office:value="0.12728" calcext:value-type="float">
            <text:p>0,12728</text:p>
          </table:table-cell>
          <table:table-cell table:style-name="ce1" office:value-type="float" office:value="-9.9175E-030" calcext:value-type="float">
            <text:p>-9,92E-30</text:p>
          </table:table-cell>
          <table:table-cell table:style-name="ce1" office:value-type="float" office:value="-4.9749E-017" calcext:value-type="float">
            <text:p>-4,97E-17</text:p>
          </table:table-cell>
          <table:table-cell table:style-name="ce1" office:value-type="float" office:value="-0.0000000000016639" calcext:value-type="float">
            <text:p>-1,66E-12</text:p>
          </table:table-cell>
          <table:table-cell table:style-name="ce1" office:value-type="float" office:value="-2.873E-018" calcext:value-type="float">
            <text:p>-2,87E-18</text:p>
          </table:table-cell>
        </table:table-row>
        <table:table-row table:style-name="ro1">
          <table:table-cell office:value-type="float" office:value="0.13435" calcext:value-type="float">
            <text:p>0,13435</text:p>
          </table:table-cell>
          <table:table-cell table:style-name="ce1" office:value-type="float" office:value="9.1084E-030" calcext:value-type="float">
            <text:p>9,11E-30</text:p>
          </table:table-cell>
          <table:table-cell table:style-name="ce1" office:value-type="float" office:value="-1.0559E-016" calcext:value-type="float">
            <text:p>-1,06E-16</text:p>
          </table:table-cell>
          <table:table-cell table:style-name="ce1" office:value-type="float" office:value="-0.0000000000013527" calcext:value-type="float">
            <text:p>-1,35E-12</text:p>
          </table:table-cell>
          <table:table-cell table:style-name="ce1" office:value-type="float" office:value="1.9396E-017" calcext:value-type="float">
            <text:p>1,94E-17</text:p>
          </table:table-cell>
        </table:table-row>
        <table:table-row table:style-name="ro1">
          <table:table-cell office:value-type="float" office:value="0.14142" calcext:value-type="float">
            <text:p>0,14142</text:p>
          </table:table-cell>
          <table:table-cell table:style-name="ce1" office:value-type="float" office:value="1.1187E-028" calcext:value-type="float">
            <text:p>1,12E-28</text:p>
          </table:table-cell>
          <table:table-cell table:style-name="ce1" office:value-type="float" office:value="-1.6148E-016" calcext:value-type="float">
            <text:p>-1,61E-16</text:p>
          </table:table-cell>
          <table:table-cell table:style-name="ce1" office:value-type="float" office:value="-0.00000000000057986" calcext:value-type="float">
            <text:p>-5,80E-13</text:p>
          </table:table-cell>
          <table:table-cell table:style-name="ce1" office:value-type="float" office:value="4.5283E-017" calcext:value-type="float">
            <text:p>4,53E-17</text:p>
          </table:table-cell>
        </table:table-row>
        <table:table-row table:style-name="ro1">
          <table:table-cell office:value-type="float" office:value="0.14849" calcext:value-type="float">
            <text:p>0,14849</text:p>
          </table:table-cell>
          <table:table-cell table:style-name="ce1" office:value-type="float" office:value="3.9104E-028" calcext:value-type="float">
            <text:p>3,91E-28</text:p>
          </table:table-cell>
          <table:table-cell table:style-name="ce1" office:value-type="float" office:value="-9.849E-017" calcext:value-type="float">
            <text:p>-9,85E-17</text:p>
          </table:table-cell>
          <table:table-cell table:style-name="ce1" office:value-type="float" office:value="0.0000000000089307" calcext:value-type="float">
            <text:p>8,93E-12</text:p>
          </table:table-cell>
          <table:table-cell table:style-name="ce1" office:value-type="float" office:value="1.3998E-017" calcext:value-type="float">
            <text:p>1,40E-17</text:p>
          </table:table-cell>
        </table:table-row>
        <table:table-row table:style-name="ro1">
          <table:table-cell office:value-type="float" office:value="0.15556" calcext:value-type="float">
            <text:p>0,15556</text:p>
          </table:table-cell>
          <table:table-cell table:style-name="ce1" office:value-type="float" office:value="-1.1905E-028" calcext:value-type="float">
            <text:p>-1,19E-28</text:p>
          </table:table-cell>
          <table:table-cell table:style-name="ce1" office:value-type="float" office:value="8.7364E-017" calcext:value-type="float">
            <text:p>8,74E-17</text:p>
          </table:table-cell>
          <table:table-cell table:style-name="ce1" office:value-type="float" office:value="0.000000000019606" calcext:value-type="float">
            <text:p>1,96E-11</text:p>
          </table:table-cell>
          <table:table-cell table:style-name="ce1" office:value-type="float" office:value="-5.2742E-017" calcext:value-type="float">
            <text:p>-5,27E-17</text:p>
          </table:table-cell>
        </table:table-row>
        <table:table-row table:style-name="ro1">
          <table:table-cell office:value-type="float" office:value="0.16263" calcext:value-type="float">
            <text:p>0,16263</text:p>
          </table:table-cell>
          <table:table-cell table:style-name="ce1" office:value-type="float" office:value="-2.6341E-027" calcext:value-type="float">
            <text:p>-2,63E-27</text:p>
          </table:table-cell>
          <table:table-cell table:style-name="ce1" office:value-type="float" office:value="4.4286E-016" calcext:value-type="float">
            <text:p>4,43E-16</text:p>
          </table:table-cell>
          <table:table-cell table:style-name="ce1" office:value-type="float" office:value="0.000000000031445" calcext:value-type="float">
            <text:p>3,14E-11</text:p>
          </table:table-cell>
          <table:table-cell table:style-name="ce1" office:value-type="float" office:value="-1.9959E-016" calcext:value-type="float">
            <text:p>-2,00E-16</text:p>
          </table:table-cell>
        </table:table-row>
        <table:table-row table:style-name="ro1">
          <table:table-cell office:value-type="float" office:value="0.16971" calcext:value-type="float">
            <text:p>0,16971</text:p>
          </table:table-cell>
          <table:table-cell table:style-name="ce1" office:value-type="float" office:value="-7.6979E-027" calcext:value-type="float">
            <text:p>-7,70E-27</text:p>
          </table:table-cell>
          <table:table-cell table:style-name="ce1" office:value-type="float" office:value="9.9434E-016" calcext:value-type="float">
            <text:p>9,94E-16</text:p>
          </table:table-cell>
          <table:table-cell table:style-name="ce1" office:value-type="float" office:value="0.000000000044449" calcext:value-type="float">
            <text:p>4,44E-11</text:p>
          </table:table-cell>
          <table:table-cell table:style-name="ce1" office:value-type="float" office:value="-3.1406E-016" calcext:value-type="float">
            <text:p>-3,14E-16</text:p>
          </table:table-cell>
        </table:table-row>
        <table:table-row table:style-name="ro1">
          <table:table-cell office:value-type="float" office:value="0.17678" calcext:value-type="float">
            <text:p>0,17678</text:p>
          </table:table-cell>
          <table:table-cell table:style-name="ce1" office:value-type="float" office:value="-1.4439E-026" calcext:value-type="float">
            <text:p>-1,44E-26</text:p>
          </table:table-cell>
          <table:table-cell table:style-name="ce1" office:value-type="float" office:value="1.5458E-015" calcext:value-type="float">
            <text:p>1,55E-15</text:p>
          </table:table-cell>
          <table:table-cell table:style-name="ce1" office:value-type="float" office:value="0.0000000000083725" calcext:value-type="float">
            <text:p>8,37E-12</text:p>
          </table:table-cell>
          <table:table-cell table:style-name="ce1" office:value-type="float" office:value="1.9245E-016" calcext:value-type="float">
            <text:p>1,92E-16</text:p>
          </table:table-cell>
        </table:table-row>
        <table:table-row table:style-name="ro1">
          <table:table-cell office:value-type="float" office:value="0.18385" calcext:value-type="float">
            <text:p>0,18385</text:p>
          </table:table-cell>
          <table:table-cell table:style-name="ce1" office:value-type="float" office:value="1.3492E-025" calcext:value-type="float">
            <text:p>1,35E-25</text:p>
          </table:table-cell>
          <table:table-cell table:style-name="ce1" office:value-type="float" office:value="-3.2561E-017" calcext:value-type="float">
            <text:p>-3,26E-17</text:p>
          </table:table-cell>
          <table:table-cell table:style-name="ce1" office:value-type="float" office:value="-0.000000000049249" calcext:value-type="float">
            <text:p>-4,92E-11</text:p>
          </table:table-cell>
          <table:table-cell table:style-name="ce1" office:value-type="float" office:value="9.3757E-016" calcext:value-type="float">
            <text:p>9,38E-16</text:p>
          </table:table-cell>
        </table:table-row>
        <table:table-row table:style-name="ro1">
          <table:table-cell office:value-type="float" office:value="0.19092" calcext:value-type="float">
            <text:p>0,19092</text:p>
          </table:table-cell>
          <table:table-cell table:style-name="ce1" office:value-type="float" office:value="1.9821E-025" calcext:value-type="float">
            <text:p>1,98E-25</text:p>
          </table:table-cell>
          <table:table-cell table:style-name="ce1" office:value-type="float" office:value="-3.097E-015" calcext:value-type="float">
            <text:p>-3,10E-15</text:p>
          </table:table-cell>
          <table:table-cell table:style-name="ce1" office:value-type="float" office:value="-0.00000000012842" calcext:value-type="float">
            <text:p>-1,28E-10</text:p>
          </table:table-cell>
          <table:table-cell table:style-name="ce1" office:value-type="float" office:value="1.331E-015" calcext:value-type="float">
            <text:p>1,33E-15</text:p>
          </table:table-cell>
        </table:table-row>
        <table:table-row table:style-name="ro1">
          <table:table-cell office:value-type="float" office:value="0.19799" calcext:value-type="float">
            <text:p>0,19799</text:p>
          </table:table-cell>
          <table:table-cell table:style-name="ce1" office:value-type="float" office:value="1.4257E-025" calcext:value-type="float">
            <text:p>1,43E-25</text:p>
          </table:table-cell>
          <table:table-cell table:style-name="ce1" office:value-type="float" office:value="-6.1614E-015" calcext:value-type="float">
            <text:p>-6,16E-15</text:p>
          </table:table-cell>
          <table:table-cell table:style-name="ce1" office:value-type="float" office:value="-0.00000000022913" calcext:value-type="float">
            <text:p>-2,29E-10</text:p>
          </table:table-cell>
          <table:table-cell table:style-name="ce1" office:value-type="float" office:value="1.0811E-015" calcext:value-type="float">
            <text:p>1,08E-15</text:p>
          </table:table-cell>
        </table:table-row>
        <table:table-row table:style-name="ro1">
          <table:table-cell office:value-type="float" office:value="0.20506" calcext:value-type="float">
            <text:p>0,20506</text:p>
          </table:table-cell>
          <table:table-cell table:style-name="ce1" office:value-type="float" office:value="-8.6524E-025" calcext:value-type="float">
            <text:p>-8,65E-25</text:p>
          </table:table-cell>
          <table:table-cell table:style-name="ce1" office:value-type="float" office:value="-9.3276E-015" calcext:value-type="float">
            <text:p>-9,33E-15</text:p>
          </table:table-cell>
          <table:table-cell table:style-name="ce1" office:value-type="float" office:value="-0.00000000027838" calcext:value-type="float">
            <text:p>-2,78E-10</text:p>
          </table:table-cell>
          <table:table-cell table:style-name="ce1" office:value-type="float" office:value="-3.3403E-015" calcext:value-type="float">
            <text:p>-3,34E-15</text:p>
          </table:table-cell>
        </table:table-row>
        <table:table-row table:style-name="ro1">
          <table:table-cell office:value-type="float" office:value="0.21213" calcext:value-type="float">
            <text:p>0,21213</text:p>
          </table:table-cell>
          <table:table-cell table:style-name="ce1" office:value-type="float" office:value="-4.3213E-024" calcext:value-type="float">
            <text:p>-4,32E-24</text:p>
          </table:table-cell>
          <table:table-cell table:style-name="ce1" office:value-type="float" office:value="-0.000000000000012223" calcext:value-type="float">
            <text:p>-1,22E-14</text:p>
          </table:table-cell>
          <table:table-cell table:style-name="ce1" office:value-type="float" office:value="-0.00000000023023" calcext:value-type="float">
            <text:p>-2,30E-10</text:p>
          </table:table-cell>
          <table:table-cell table:style-name="ce1" office:value-type="float" office:value="-8.5314E-015" calcext:value-type="float">
            <text:p>-8,53E-15</text:p>
          </table:table-cell>
        </table:table-row>
        <table:table-row table:style-name="ro1">
          <table:table-cell office:value-type="float" office:value="0.2192" calcext:value-type="float">
            <text:p>0,2192</text:p>
          </table:table-cell>
          <table:table-cell table:style-name="ce1" office:value-type="float" office:value="-3.7911E-024" calcext:value-type="float">
            <text:p>-3,79E-24</text:p>
          </table:table-cell>
          <table:table-cell table:style-name="ce1" office:value-type="float" office:value="-0.000000000000015119" calcext:value-type="float">
            <text:p>-1,51E-14</text:p>
          </table:table-cell>
          <table:table-cell table:style-name="ce1" office:value-type="float" office:value="-0.000000000084679" calcext:value-type="float">
            <text:p>-8,47E-11</text:p>
          </table:table-cell>
          <table:table-cell table:style-name="ce1" office:value-type="float" office:value="-5.2151E-015" calcext:value-type="float">
            <text:p>-5,22E-15</text:p>
          </table:table-cell>
        </table:table-row>
        <table:table-row table:style-name="ro1">
          <table:table-cell office:value-type="float" office:value="0.22627" calcext:value-type="float">
            <text:p>0,22627</text:p>
          </table:table-cell>
          <table:table-cell table:style-name="ce1" office:value-type="float" office:value="1.4638E-023" calcext:value-type="float">
            <text:p>1,46E-23</text:p>
          </table:table-cell>
          <table:table-cell table:style-name="ce1" office:value-type="float" office:value="4.74E-015" calcext:value-type="float">
            <text:p>4,74E-15</text:p>
          </table:table-cell>
          <table:table-cell table:style-name="ce1" office:value-type="float" office:value="0.00000000015827" calcext:value-type="float">
            <text:p>1,58E-10</text:p>
          </table:table-cell>
          <table:table-cell table:style-name="ce1" office:value-type="float" office:value="3.7411E-015" calcext:value-type="float">
            <text:p>3,74E-15</text:p>
          </table:table-cell>
        </table:table-row>
        <table:table-row table:style-name="ro1">
          <table:table-cell office:value-type="float" office:value="0.23335" calcext:value-type="float">
            <text:p>0,23335</text:p>
          </table:table-cell>
          <table:table-cell table:style-name="ce1" office:value-type="float" office:value="3.9747E-023" calcext:value-type="float">
            <text:p>3,97E-23</text:p>
          </table:table-cell>
          <table:table-cell table:style-name="ce1" office:value-type="float" office:value="0.000000000000043915" calcext:value-type="float">
            <text:p>4,39E-14</text:p>
          </table:table-cell>
          <table:table-cell table:style-name="ce1" office:value-type="float" office:value="0.000000001198" calcext:value-type="float">
            <text:p>1,20E-09</text:p>
          </table:table-cell>
          <table:table-cell table:style-name="ce1" office:value-type="float" office:value="0.000000000000029441" calcext:value-type="float">
            <text:p>2,94E-14</text:p>
          </table:table-cell>
        </table:table-row>
        <table:table-row table:style-name="ro1">
          <table:table-cell office:value-type="float" office:value="0.24042" calcext:value-type="float">
            <text:p>0,24042</text:p>
          </table:table-cell>
          <table:table-cell table:style-name="ce1" office:value-type="float" office:value="6.5123E-023" calcext:value-type="float">
            <text:p>6,51E-23</text:p>
          </table:table-cell>
          <table:table-cell table:style-name="ce1" office:value-type="float" office:value="0.000000000000083089" calcext:value-type="float">
            <text:p>8,31E-14</text:p>
          </table:table-cell>
          <table:table-cell table:style-name="ce1" office:value-type="float" office:value="0.0000000021773" calcext:value-type="float">
            <text:p>2,18E-09</text:p>
          </table:table-cell>
          <table:table-cell table:style-name="ce1" office:value-type="float" office:value="0.000000000000052381" calcext:value-type="float">
            <text:p>5,24E-14</text:p>
          </table:table-cell>
        </table:table-row>
        <table:table-row table:style-name="ro1">
          <table:table-cell office:value-type="float" office:value="0.24749" calcext:value-type="float">
            <text:p>0,24749</text:p>
          </table:table-cell>
          <table:table-cell table:style-name="ce1" office:value-type="float" office:value="-7.2355E-023" calcext:value-type="float">
            <text:p>-7,24E-23</text:p>
          </table:table-cell>
          <table:table-cell table:style-name="ce1" office:value-type="float" office:value="0.000000000000080895" calcext:value-type="float">
            <text:p>8,09E-14</text:p>
          </table:table-cell>
          <table:table-cell table:style-name="ce1" office:value-type="float" office:value="0.0000000030959" calcext:value-type="float">
            <text:p>3,10E-09</text:p>
          </table:table-cell>
          <table:table-cell table:style-name="ce1" office:value-type="float" office:value="-8.358E-016" calcext:value-type="float">
            <text:p>-8,36E-16</text:p>
          </table:table-cell>
        </table:table-row>
        <table:table-row table:style-name="ro1">
          <table:table-cell office:value-type="float" office:value="0.25456" calcext:value-type="float">
            <text:p>0,25456</text:p>
          </table:table-cell>
          <table:table-cell table:style-name="ce1" office:value-type="float" office:value="-3.5809E-022" calcext:value-type="float">
            <text:p>-3,58E-22</text:p>
          </table:table-cell>
          <table:table-cell table:style-name="ce1" office:value-type="float" office:value="0.000000000000058259" calcext:value-type="float">
            <text:p>5,83E-14</text:p>
          </table:table-cell>
          <table:table-cell table:style-name="ce1" office:value-type="float" office:value="0.0000000039541" calcext:value-type="float">
            <text:p>3,95E-09</text:p>
          </table:table-cell>
          <table:table-cell table:style-name="ce1" office:value-type="float" office:value="-0.000000000000085872" calcext:value-type="float">
            <text:p>-8,59E-14</text:p>
          </table:table-cell>
        </table:table-row>
        <table:table-row table:style-name="ro1">
          <table:table-cell office:value-type="float" office:value="0.26163" calcext:value-type="float">
            <text:p>0,26163</text:p>
          </table:table-cell>
          <table:table-cell table:style-name="ce1" office:value-type="float" office:value="-8.7448E-022" calcext:value-type="float">
            <text:p>-8,74E-22</text:p>
          </table:table-cell>
          <table:table-cell table:style-name="ce1" office:value-type="float" office:value="0.000000000000034936" calcext:value-type="float">
            <text:p>3,49E-14</text:p>
          </table:table-cell>
          <table:table-cell table:style-name="ce1" office:value-type="float" office:value="0.000000000079626" calcext:value-type="float">
            <text:p>7,96E-11</text:p>
          </table:table-cell>
          <table:table-cell table:style-name="ce1" office:value-type="float" office:value="-0.00000000000018049" calcext:value-type="float">
            <text:p>-1,80E-13</text:p>
          </table:table-cell>
        </table:table-row>
        <table:table-row table:style-name="ro1">
          <table:table-cell office:value-type="float" office:value="0.2687" calcext:value-type="float">
            <text:p>0,2687</text:p>
          </table:table-cell>
          <table:table-cell table:style-name="ce1" office:value-type="float" office:value="1.4571E-022" calcext:value-type="float">
            <text:p>1,46E-22</text:p>
          </table:table-cell>
          <table:table-cell table:style-name="ce1" office:value-type="float" office:value="-0.0000000000005195" calcext:value-type="float">
            <text:p>-5,20E-13</text:p>
          </table:table-cell>
          <table:table-cell table:style-name="ce1" office:value-type="float" office:value="-0.0000000053476" calcext:value-type="float">
            <text:p>-5,35E-09</text:p>
          </table:table-cell>
          <table:table-cell table:style-name="ce1" office:value-type="float" office:value="-0.00000000000021875" calcext:value-type="float">
            <text:p>-2,19E-13</text:p>
          </table:table-cell>
        </table:table-row>
        <table:table-row table:style-name="ro1">
          <table:table-cell office:value-type="float" office:value="0.27577" calcext:value-type="float">
            <text:p>0,27577</text:p>
          </table:table-cell>
          <table:table-cell table:style-name="ce1" office:value-type="float" office:value="3.5426E-021" calcext:value-type="float">
            <text:p>3,54E-21</text:p>
          </table:table-cell>
          <table:table-cell table:style-name="ce1" office:value-type="float" office:value="-0.0000000000011375" calcext:value-type="float">
            <text:p>-1,14E-12</text:p>
          </table:table-cell>
          <table:table-cell table:style-name="ce1" office:value-type="float" office:value="-0.000000012328" calcext:value-type="float">
            <text:p>-1,23E-08</text:p>
          </table:table-cell>
          <table:table-cell table:style-name="ce1" office:value-type="float" office:value="0.00000000000019407" calcext:value-type="float">
            <text:p>1,94E-13</text:p>
          </table:table-cell>
        </table:table-row>
        <table:table-row table:style-name="ro1">
          <table:table-cell office:value-type="float" office:value="0.28284" calcext:value-type="float">
            <text:p>0,28284</text:p>
          </table:table-cell>
          <table:table-cell table:style-name="ce1" office:value-type="float" office:value="8.8364E-021" calcext:value-type="float">
            <text:p>8,84E-21</text:p>
          </table:table-cell>
          <table:table-cell table:style-name="ce1" office:value-type="float" office:value="-0.0000000000017555" calcext:value-type="float">
            <text:p>-1,76E-12</text:p>
          </table:table-cell>
          <table:table-cell table:style-name="ce1" office:value-type="float" office:value="-0.000000020861" calcext:value-type="float">
            <text:p>-2,09E-08</text:p>
          </table:table-cell>
          <table:table-cell table:style-name="ce1" office:value-type="float" office:value="0.00000000000072031" calcext:value-type="float">
            <text:p>7,20E-13</text:p>
          </table:table-cell>
        </table:table-row>
        <table:table-row table:style-name="ro1">
          <table:table-cell office:value-type="float" office:value="0.28991" calcext:value-type="float">
            <text:p>0,28991</text:p>
          </table:table-cell>
          <table:table-cell table:style-name="ce1" office:value-type="float" office:value="-1.1529E-021" calcext:value-type="float">
            <text:p>-1,15E-21</text:p>
          </table:table-cell>
          <table:table-cell table:style-name="ce1" office:value-type="float" office:value="-0.0000000000022165" calcext:value-type="float">
            <text:p>-2,22E-12</text:p>
          </table:table-cell>
          <table:table-cell table:style-name="ce1" office:value-type="float" office:value="-0.000000023624" calcext:value-type="float">
            <text:p>-2,36E-08</text:p>
          </table:table-cell>
          <table:table-cell table:style-name="ce1" office:value-type="float" office:value="0.0000000000008092" calcext:value-type="float">
            <text:p>8,09E-13</text:p>
          </table:table-cell>
        </table:table-row>
        <table:table-row table:style-name="ro1">
          <table:table-cell office:value-type="float" office:value="0.29698" calcext:value-type="float">
            <text:p>0,29698</text:p>
          </table:table-cell>
          <table:table-cell table:style-name="ce1" office:value-type="float" office:value="-3.6347E-020" calcext:value-type="float">
            <text:p>-3,63E-20</text:p>
          </table:table-cell>
          <table:table-cell table:style-name="ce1" office:value-type="float" office:value="0.0000000000026408" calcext:value-type="float">
            <text:p>2,64E-12</text:p>
          </table:table-cell>
          <table:table-cell table:style-name="ce1" office:value-type="float" office:value="-0.000000018939" calcext:value-type="float">
            <text:p>-1,89E-08</text:p>
          </table:table-cell>
          <table:table-cell table:style-name="ce1" office:value-type="float" office:value="0.00000000000046485" calcext:value-type="float">
            <text:p>4,65E-13</text:p>
          </table:table-cell>
        </table:table-row>
        <table:table-row table:style-name="ro1">
          <table:table-cell office:value-type="float" office:value="0.30406" calcext:value-type="float">
            <text:p>0,30406</text:p>
          </table:table-cell>
          <table:table-cell table:style-name="ce1" office:value-type="float" office:value="-8.5818E-020" calcext:value-type="float">
            <text:p>-8,58E-20</text:p>
          </table:table-cell>
          <table:table-cell table:style-name="ce1" office:value-type="float" office:value="0.0000000000083088" calcext:value-type="float">
            <text:p>8,31E-12</text:p>
          </table:table-cell>
          <table:table-cell table:style-name="ce1" office:value-type="float" office:value="-0.0000000068057" calcext:value-type="float">
            <text:p>-6,81E-09</text:p>
          </table:table-cell>
          <table:table-cell table:style-name="ce1" office:value-type="float" office:value="-0.0000000000017844" calcext:value-type="float">
            <text:p>-1,78E-12</text:p>
          </table:table-cell>
        </table:table-row>
        <table:table-row table:style-name="ro1">
          <table:table-cell office:value-type="float" office:value="0.31113" calcext:value-type="float">
            <text:p>0,31113</text:p>
          </table:table-cell>
          <table:table-cell table:style-name="ce1" office:value-type="float" office:value="-2.8974E-021" calcext:value-type="float">
            <text:p>-2,90E-21</text:p>
          </table:table-cell>
          <table:table-cell table:style-name="ce1" office:value-type="float" office:value="0.000000000013977" calcext:value-type="float">
            <text:p>1,40E-11</text:p>
          </table:table-cell>
          <table:table-cell table:style-name="ce1" office:value-type="float" office:value="0.000000012777" calcext:value-type="float">
            <text:p>1,28E-08</text:p>
          </table:table-cell>
          <table:table-cell table:style-name="ce1" office:value-type="float" office:value="-0.0000000000041478" calcext:value-type="float">
            <text:p>-4,15E-12</text:p>
          </table:table-cell>
        </table:table-row>
        <table:table-row table:style-name="ro1">
          <table:table-cell office:value-type="float" office:value="0.3182" calcext:value-type="float">
            <text:p>0,3182</text:p>
          </table:table-cell>
          <table:table-cell table:style-name="ce1" office:value-type="float" office:value="2.8265E-019" calcext:value-type="float">
            <text:p>2,83E-19</text:p>
          </table:table-cell>
          <table:table-cell table:style-name="ce1" office:value-type="float" office:value="0.00000000001091" calcext:value-type="float">
            <text:p>1,09E-11</text:p>
          </table:table-cell>
          <table:table-cell table:style-name="ce1" office:value-type="float" office:value="0.000000090208" calcext:value-type="float">
            <text:p>9,02E-08</text:p>
          </table:table-cell>
          <table:table-cell table:style-name="ce1" office:value-type="float" office:value="-0.0000000000024342" calcext:value-type="float">
            <text:p>-2,43E-12</text:p>
          </table:table-cell>
        </table:table-row>
        <table:table-row table:style-name="ro1">
          <table:table-cell office:value-type="float" office:value="0.32527" calcext:value-type="float">
            <text:p>0,32527</text:p>
          </table:table-cell>
          <table:table-cell table:style-name="ce1" office:value-type="float" office:value="7.7791E-019" calcext:value-type="float">
            <text:p>7,78E-19</text:p>
          </table:table-cell>
          <table:table-cell table:style-name="ce1" office:value-type="float" office:value="0.000000000001006" calcext:value-type="float">
            <text:p>1,01E-12</text:p>
          </table:table-cell>
          <table:table-cell table:style-name="ce1" office:value-type="float" office:value="0.00000016662" calcext:value-type="float">
            <text:p>1,67E-07</text:p>
          </table:table-cell>
          <table:table-cell table:style-name="ce1" office:value-type="float" office:value="0.000000000001553" calcext:value-type="float">
            <text:p>1,55E-12</text:p>
          </table:table-cell>
        </table:table-row>
        <table:table-row table:style-name="ro1">
          <table:table-cell office:value-type="float" office:value="0.33234" calcext:value-type="float">
            <text:p>0,33234</text:p>
          </table:table-cell>
          <table:table-cell table:style-name="ce1" office:value-type="float" office:value="4.5307E-019" calcext:value-type="float">
            <text:p>4,53E-19</text:p>
          </table:table-cell>
          <table:table-cell table:style-name="ce1" office:value-type="float" office:value="-0.0000000000088974" calcext:value-type="float">
            <text:p>-8,90E-12</text:p>
          </table:table-cell>
          <table:table-cell table:style-name="ce1" office:value-type="float" office:value="0.00000024201" calcext:value-type="float">
            <text:p>2,42E-07</text:p>
          </table:table-cell>
          <table:table-cell table:style-name="ce1" office:value-type="float" office:value="0.000000000010661" calcext:value-type="float">
            <text:p>1,07E-11</text:p>
          </table:table-cell>
        </table:table-row>
        <table:table-row table:style-name="ro1">
          <table:table-cell office:value-type="float" office:value="0.33941" calcext:value-type="float">
            <text:p>0,33941</text:p>
          </table:table-cell>
          <table:table-cell table:style-name="ce1" office:value-type="float" office:value="-2.335E-018" calcext:value-type="float">
            <text:p>-2,34E-18</text:p>
          </table:table-cell>
          <table:table-cell table:style-name="ce1" office:value-type="float" office:value="-0.00000000006441" calcext:value-type="float">
            <text:p>-6,44E-11</text:p>
          </table:table-cell>
          <table:table-cell table:style-name="ce1" office:value-type="float" office:value="0.00000031639" calcext:value-type="float">
            <text:p>3,16E-07</text:p>
          </table:table-cell>
          <table:table-cell table:style-name="ce1" office:value-type="float" office:value="0.000000000017897" calcext:value-type="float">
            <text:p>1,79E-11</text:p>
          </table:table-cell>
        </table:table-row>
        <table:table-row table:style-name="ro1">
          <table:table-cell office:value-type="float" office:value="0.34648" calcext:value-type="float">
            <text:p>0,34648</text:p>
          </table:table-cell>
          <table:table-cell table:style-name="ce1" office:value-type="float" office:value="-7.5038E-018" calcext:value-type="float">
            <text:p>-7,50E-18</text:p>
          </table:table-cell>
          <table:table-cell table:style-name="ce1" office:value-type="float" office:value="-0.00000000014986" calcext:value-type="float">
            <text:p>-1,50E-10</text:p>
          </table:table-cell>
          <table:table-cell table:style-name="ce1" office:value-type="float" office:value="0.00000011635" calcext:value-type="float">
            <text:p>1,16E-07</text:p>
          </table:table-cell>
          <table:table-cell table:style-name="ce1" office:value-type="float" office:value="0.0000000000012253" calcext:value-type="float">
            <text:p>1,23E-12</text:p>
          </table:table-cell>
        </table:table-row>
        <table:table-row table:style-name="ro1">
          <table:table-cell office:value-type="float" office:value="0.35355" calcext:value-type="float">
            <text:p>0,35355</text:p>
          </table:table-cell>
          <table:table-cell table:style-name="ce1" office:value-type="float" office:value="1.5121E-018" calcext:value-type="float">
            <text:p>1,51E-18</text:p>
          </table:table-cell>
          <table:table-cell table:style-name="ce1" office:value-type="float" office:value="-0.00000000023531" calcext:value-type="float">
            <text:p>-2,35E-10</text:p>
          </table:table-cell>
          <table:table-cell table:style-name="ce1" office:value-type="float" office:value="-0.00000019424" calcext:value-type="float">
            <text:p>-1,94E-07</text:p>
          </table:table-cell>
          <table:table-cell table:style-name="ce1" office:value-type="float" office:value="-0.000000000024124" calcext:value-type="float">
            <text:p>-2,41E-11</text:p>
          </table:table-cell>
        </table:table-row>
        <table:table-row table:style-name="ro1">
          <table:table-cell office:value-type="float" office:value="0.36062" calcext:value-type="float">
            <text:p>0,36062</text:p>
          </table:table-cell>
          <table:table-cell table:style-name="ce1" office:value-type="float" office:value="1.9433E-017" calcext:value-type="float">
            <text:p>1,94E-17</text:p>
          </table:table-cell>
          <table:table-cell table:style-name="ce1" office:value-type="float" office:value="-0.00000000021401" calcext:value-type="float">
            <text:p>-2,14E-10</text:p>
          </table:table-cell>
          <table:table-cell table:style-name="ce1" office:value-type="float" office:value="-0.00000061538" calcext:value-type="float">
            <text:p>-6,15E-07</text:p>
          </table:table-cell>
          <table:table-cell table:style-name="ce1" office:value-type="float" office:value="-0.000000000047024" calcext:value-type="float">
            <text:p>-4,70E-11</text:p>
          </table:table-cell>
        </table:table-row>
        <table:table-row table:style-name="ro1">
          <table:table-cell office:value-type="float" office:value="0.3677" calcext:value-type="float">
            <text:p>0,3677</text:p>
          </table:table-cell>
          <table:table-cell table:style-name="ce1" office:value-type="float" office:value="5.7126E-017" calcext:value-type="float">
            <text:p>5,71E-17</text:p>
          </table:table-cell>
          <table:table-cell table:style-name="ce1" office:value-type="float" office:value="-0.0000000001721" calcext:value-type="float">
            <text:p>-1,72E-10</text:p>
          </table:table-cell>
          <table:table-cell table:style-name="ce1" office:value-type="float" office:value="-0.0000011471" calcext:value-type="float">
            <text:p>-1,15E-06</text:p>
          </table:table-cell>
          <table:table-cell table:style-name="ce1" office:value-type="float" office:value="-0.00000000005026" calcext:value-type="float">
            <text:p>-5,03E-11</text:p>
          </table:table-cell>
        </table:table-row>
        <table:table-row table:style-name="ro1">
          <table:table-cell office:value-type="float" office:value="0.37477" calcext:value-type="float">
            <text:p>0,37477</text:p>
          </table:table-cell>
          <table:table-cell table:style-name="ce1" office:value-type="float" office:value="4.247E-017" calcext:value-type="float">
            <text:p>4,25E-17</text:p>
          </table:table-cell>
          <table:table-cell table:style-name="ce1" office:value-type="float" office:value="-0.000000000045291" calcext:value-type="float">
            <text:p>-4,53E-11</text:p>
          </table:table-cell>
          <table:table-cell table:style-name="ce1" office:value-type="float" office:value="-0.0000018116" calcext:value-type="float">
            <text:p>-1,81E-06</text:p>
          </table:table-cell>
          <table:table-cell table:style-name="ce1" office:value-type="float" office:value="0.000000000051862" calcext:value-type="float">
            <text:p>5,19E-11</text:p>
          </table:table-cell>
        </table:table-row>
        <table:table-row table:style-name="ro1">
          <table:table-cell office:value-type="float" office:value="0.38184" calcext:value-type="float">
            <text:p>0,38184</text:p>
          </table:table-cell>
          <table:table-cell table:style-name="ce1" office:value-type="float" office:value="-1.4861E-016" calcext:value-type="float">
            <text:p>-1,49E-16</text:p>
          </table:table-cell>
          <table:table-cell table:style-name="ce1" office:value-type="float" office:value="0.0000000012615" calcext:value-type="float">
            <text:p>1,26E-09</text:p>
          </table:table-cell>
          <table:table-cell table:style-name="ce1" office:value-type="float" office:value="-0.0000022006" calcext:value-type="float">
            <text:p>-2,20E-06</text:p>
          </table:table-cell>
          <table:table-cell table:style-name="ce1" office:value-type="float" office:value="0.00000000016941" calcext:value-type="float">
            <text:p>1,69E-10</text:p>
          </table:table-cell>
        </table:table-row>
        <table:table-row table:style-name="ro1">
          <table:table-cell office:value-type="float" office:value="0.38891" calcext:value-type="float">
            <text:p>0,38891</text:p>
          </table:table-cell>
          <table:table-cell table:style-name="ce1" office:value-type="float" office:value="-2.6696E-016" calcext:value-type="float">
            <text:p>-2,67E-16</text:p>
          </table:table-cell>
          <table:table-cell table:style-name="ce1" office:value-type="float" office:value="0.0000000027138" calcext:value-type="float">
            <text:p>2,71E-09</text:p>
          </table:table-cell>
          <table:table-cell table:style-name="ce1" office:value-type="float" office:value="-0.000002314" calcext:value-type="float">
            <text:p>-2,31E-06</text:p>
          </table:table-cell>
          <table:table-cell table:style-name="ce1" office:value-type="float" office:value="0.0000000001159" calcext:value-type="float">
            <text:p>1,16E-10</text:p>
          </table:table-cell>
        </table:table-row>
        <table:table-row table:style-name="ro1">
          <table:table-cell office:value-type="float" office:value="0.39598" calcext:value-type="float">
            <text:p>0,39598</text:p>
          </table:table-cell>
          <table:table-cell table:style-name="ce1" office:value-type="float" office:value="1.5687E-016" calcext:value-type="float">
            <text:p>1,57E-16</text:p>
          </table:table-cell>
          <table:table-cell table:style-name="ce1" office:value-type="float" office:value="0.0000000040433" calcext:value-type="float">
            <text:p>4,04E-09</text:p>
          </table:table-cell>
          <table:table-cell table:style-name="ce1" office:value-type="float" office:value="-0.0000021518" calcext:value-type="float">
            <text:p>-2,15E-06</text:p>
          </table:table-cell>
          <table:table-cell table:style-name="ce1" office:value-type="float" office:value="-0.000000000076871" calcext:value-type="float">
            <text:p>-7,69E-11</text:p>
          </table:table-cell>
        </table:table-row>
        <table:table-row table:style-name="ro1">
          <table:table-cell office:value-type="float" office:value="0.40305" calcext:value-type="float">
            <text:p>0,40305</text:p>
          </table:table-cell>
          <table:table-cell table:style-name="ce1" office:value-type="float" office:value="6.4702E-016" calcext:value-type="float">
            <text:p>6,47E-16</text:p>
          </table:table-cell>
          <table:table-cell table:style-name="ce1" office:value-type="float" office:value="0.0000000016831" calcext:value-type="float">
            <text:p>1,68E-09</text:p>
          </table:table-cell>
          <table:table-cell table:style-name="ce1" office:value-type="float" office:value="0.0000019649" calcext:value-type="float">
            <text:p>1,96E-06</text:p>
          </table:table-cell>
          <table:table-cell table:style-name="ce1" office:value-type="float" office:value="-0.00000000054912" calcext:value-type="float">
            <text:p>-5,49E-10</text:p>
          </table:table-cell>
        </table:table-row>
        <table:table-row table:style-name="ro1">
          <table:table-cell office:value-type="float" office:value="0.41012" calcext:value-type="float">
            <text:p>0,41012</text:p>
          </table:table-cell>
          <table:table-cell table:style-name="ce1" office:value-type="float" office:value="-6.0532E-016" calcext:value-type="float">
            <text:p>-6,05E-16</text:p>
          </table:table-cell>
          <table:table-cell table:style-name="ce1" office:value-type="float" office:value="-0.00000000067716" calcext:value-type="float">
            <text:p>-6,77E-10</text:p>
          </table:table-cell>
          <table:table-cell table:style-name="ce1" office:value-type="float" office:value="0.0000070196" calcext:value-type="float">
            <text:p>7,02E-06</text:p>
          </table:table-cell>
          <table:table-cell table:style-name="ce1" office:value-type="float" office:value="-0.00000000085743" calcext:value-type="float">
            <text:p>-8,57E-10</text:p>
          </table:table-cell>
        </table:table-row>
        <table:table-row table:style-name="ro1">
          <table:table-cell office:value-type="float" office:value="0.41719" calcext:value-type="float">
            <text:p>0,41719</text:p>
          </table:table-cell>
          <table:table-cell table:style-name="ce1" office:value-type="float" office:value="-5.2488E-015" calcext:value-type="float">
            <text:p>-5,25E-15</text:p>
          </table:table-cell>
          <table:table-cell table:style-name="ce1" office:value-type="float" office:value="-0.0000000030374" calcext:value-type="float">
            <text:p>-3,04E-09</text:p>
          </table:table-cell>
          <table:table-cell table:style-name="ce1" office:value-type="float" office:value="0.000013012" calcext:value-type="float">
            <text:p>1,30E-05</text:p>
          </table:table-cell>
          <table:table-cell table:style-name="ce1" office:value-type="float" office:value="0.00000000066956" calcext:value-type="float">
            <text:p>6,70E-10</text:p>
          </table:table-cell>
        </table:table-row>
        <table:table-row table:style-name="ro1">
          <table:table-cell office:value-type="float" office:value="0.42426" calcext:value-type="float">
            <text:p>0,42426</text:p>
          </table:table-cell>
          <table:table-cell table:style-name="ce1" office:value-type="float" office:value="-0.000000000000010393" calcext:value-type="float">
            <text:p>-1,04E-14</text:p>
          </table:table-cell>
          <table:table-cell table:style-name="ce1" office:value-type="float" office:value="-0.000000016974" calcext:value-type="float">
            <text:p>-1,70E-08</text:p>
          </table:table-cell>
          <table:table-cell table:style-name="ce1" office:value-type="float" office:value="0.000019943" calcext:value-type="float">
            <text:p>1,99E-05</text:p>
          </table:table-cell>
          <table:table-cell table:style-name="ce1" office:value-type="float" office:value="0.0000000030417" calcext:value-type="float">
            <text:p>3,04E-09</text:p>
          </table:table-cell>
        </table:table-row>
        <table:table-row table:style-name="ro1">
          <table:table-cell office:value-type="float" office:value="0.43134" calcext:value-type="float">
            <text:p>0,43134</text:p>
          </table:table-cell>
          <table:table-cell table:style-name="ce1" office:value-type="float" office:value="0.000000000000040065" calcext:value-type="float">
            <text:p>4,01E-14</text:p>
          </table:table-cell>
          <table:table-cell table:style-name="ce1" office:value-type="float" office:value="-0.000000035291" calcext:value-type="float">
            <text:p>-3,53E-08</text:p>
          </table:table-cell>
          <table:table-cell table:style-name="ce1" office:value-type="float" office:value="0.000022915" calcext:value-type="float">
            <text:p>2,29E-05</text:p>
          </table:table-cell>
          <table:table-cell table:style-name="ce1" office:value-type="float" office:value="0.0000000042447" calcext:value-type="float">
            <text:p>4,24E-09</text:p>
          </table:table-cell>
        </table:table-row>
        <table:table-row table:style-name="ro1">
          <table:table-cell office:value-type="float" office:value="0.43841" calcext:value-type="float">
            <text:p>0,43841</text:p>
          </table:table-cell>
          <table:table-cell table:style-name="ce1" office:value-type="float" office:value="0.000000000000073425" calcext:value-type="float">
            <text:p>7,34E-14</text:p>
          </table:table-cell>
          <table:table-cell table:style-name="ce1" office:value-type="float" office:value="-0.00000005329" calcext:value-type="float">
            <text:p>-5,33E-08</text:p>
          </table:table-cell>
          <table:table-cell table:style-name="ce1" office:value-type="float" office:value="0.000021556" calcext:value-type="float">
            <text:p>2,16E-05</text:p>
          </table:table-cell>
          <table:table-cell table:style-name="ce1" office:value-type="float" office:value="0.0000000025503" calcext:value-type="float">
            <text:p>2,55E-09</text:p>
          </table:table-cell>
        </table:table-row>
        <table:table-row table:style-name="ro1">
          <table:table-cell office:value-type="float" office:value="0.44548" calcext:value-type="float">
            <text:p>0,44548</text:p>
          </table:table-cell>
          <table:table-cell table:style-name="ce1" office:value-type="float" office:value="0.000000000000042452" calcext:value-type="float">
            <text:p>4,25E-14</text:p>
          </table:table-cell>
          <table:table-cell table:style-name="ce1" office:value-type="float" office:value="-0.000000043449" calcext:value-type="float">
            <text:p>-4,34E-08</text:p>
          </table:table-cell>
          <table:table-cell table:style-name="ce1" office:value-type="float" office:value="0.000015866" calcext:value-type="float">
            <text:p>1,59E-05</text:p>
          </table:table-cell>
          <table:table-cell table:style-name="ce1" office:value-type="float" office:value="-0.000000015138" calcext:value-type="float">
            <text:p>-1,51E-08</text:p>
          </table:table-cell>
        </table:table-row>
        <table:table-row table:style-name="ro1">
          <table:table-cell office:value-type="float" office:value="0.45255" calcext:value-type="float">
            <text:p>0,45255</text:p>
          </table:table-cell>
          <table:table-cell table:style-name="ce1" office:value-type="float" office:value="-0.0000000000004643" calcext:value-type="float">
            <text:p>-4,64E-13</text:p>
          </table:table-cell>
          <table:table-cell table:style-name="ce1" office:value-type="float" office:value="0.00000010028" calcext:value-type="float">
            <text:p>1,00E-07</text:p>
          </table:table-cell>
          <table:table-cell table:style-name="ce1" office:value-type="float" office:value="0.0000058446" calcext:value-type="float">
            <text:p>5,84E-06</text:p>
          </table:table-cell>
          <table:table-cell table:style-name="ce1" office:value-type="float" office:value="-0.00000003747" calcext:value-type="float">
            <text:p>-3,75E-08</text:p>
          </table:table-cell>
        </table:table-row>
        <table:table-row table:style-name="ro1">
          <table:table-cell office:value-type="float" office:value="0.45962" calcext:value-type="float">
            <text:p>0,45962</text:p>
          </table:table-cell>
          <table:table-cell table:style-name="ce1" office:value-type="float" office:value="-0.00000000000123" calcext:value-type="float">
            <text:p>-1,23E-12</text:p>
          </table:table-cell>
          <table:table-cell table:style-name="ce1" office:value-type="float" office:value="0.00000022914" calcext:value-type="float">
            <text:p>2,29E-07</text:p>
          </table:table-cell>
          <table:table-cell table:style-name="ce1" office:value-type="float" office:value="-0.000044543" calcext:value-type="float">
            <text:p>-4,45E-05</text:p>
          </table:table-cell>
          <table:table-cell table:style-name="ce1" office:value-type="float" office:value="-0.000000031373" calcext:value-type="float">
            <text:p>-3,14E-08</text:p>
          </table:table-cell>
        </table:table-row>
        <table:table-row table:style-name="ro1">
          <table:table-cell office:value-type="float" office:value="0.46669" calcext:value-type="float">
            <text:p>0,46669</text:p>
          </table:table-cell>
          <table:table-cell table:style-name="ce1" office:value-type="float" office:value="-0.0000000000016609" calcext:value-type="float">
            <text:p>-1,66E-12</text:p>
          </table:table-cell>
          <table:table-cell table:style-name="ce1" office:value-type="float" office:value="0.00000035799" calcext:value-type="float">
            <text:p>3,58E-07</text:p>
          </table:table-cell>
          <table:table-cell office:value-type="float" office:value="-0.00010198" calcext:value-type="float">
            <text:p>-0,00010198</text:p>
          </table:table-cell>
          <table:table-cell table:style-name="ce1" office:value-type="float" office:value="0.0000000063116" calcext:value-type="float">
            <text:p>6,31E-09</text:p>
          </table:table-cell>
        </table:table-row>
        <table:table-row table:style-name="ro1">
          <table:table-cell office:value-type="float" office:value="0.47376" calcext:value-type="float">
            <text:p>0,47376</text:p>
          </table:table-cell>
          <table:table-cell table:style-name="ce1" office:value-type="float" office:value="0.0000000000069128" calcext:value-type="float">
            <text:p>6,91E-12</text:p>
          </table:table-cell>
          <table:table-cell table:style-name="ce1" office:value-type="float" office:value="0.00000063573" calcext:value-type="float">
            <text:p>6,36E-07</text:p>
          </table:table-cell>
          <table:table-cell office:value-type="float" office:value="-0.00016647" calcext:value-type="float">
            <text:p>-0,00016647</text:p>
          </table:table-cell>
          <table:table-cell table:style-name="ce1" office:value-type="float" office:value="0.00000017825" calcext:value-type="float">
            <text:p>1,78E-07</text:p>
          </table:table-cell>
        </table:table-row>
        <table:table-row table:style-name="ro1">
          <table:table-cell office:value-type="float" office:value="0.48083" calcext:value-type="float">
            <text:p>0,48083</text:p>
          </table:table-cell>
          <table:table-cell table:style-name="ce1" office:value-type="float" office:value="0.000000000014998" calcext:value-type="float">
            <text:p>1,50E-11</text:p>
          </table:table-cell>
          <table:table-cell table:style-name="ce1" office:value-type="float" office:value="0.00000075874" calcext:value-type="float">
            <text:p>7,59E-07</text:p>
          </table:table-cell>
          <table:table-cell office:value-type="float" office:value="-0.00023801" calcext:value-type="float">
            <text:p>-0,00023801</text:p>
          </table:table-cell>
          <table:table-cell table:style-name="ce1" office:value-type="float" office:value="0.0000003779" calcext:value-type="float">
            <text:p>3,78E-07</text:p>
          </table:table-cell>
        </table:table-row>
        <table:table-row table:style-name="ro1">
          <table:table-cell office:value-type="float" office:value="0.4879" calcext:value-type="float">
            <text:p>0,4879</text:p>
          </table:table-cell>
          <table:table-cell table:style-name="ce1" office:value-type="float" office:value="0.0000000000021063" calcext:value-type="float">
            <text:p>2,11E-12</text:p>
          </table:table-cell>
          <table:table-cell table:style-name="ce1" office:value-type="float" office:value="0.0000008426" calcext:value-type="float">
            <text:p>8,43E-07</text:p>
          </table:table-cell>
          <table:table-cell office:value-type="float" office:value="-0.00025719" calcext:value-type="float">
            <text:p>-0,00025719</text:p>
          </table:table-cell>
          <table:table-cell table:style-name="ce1" office:value-type="float" office:value="0.00000027657" calcext:value-type="float">
            <text:p>2,77E-07</text:p>
          </table:table-cell>
        </table:table-row>
        <table:table-row table:style-name="ro1">
          <table:table-cell office:value-type="float" office:value="0.49497" calcext:value-type="float">
            <text:p>0,49497</text:p>
          </table:table-cell>
          <table:table-cell table:style-name="ce1" office:value-type="float" office:value="-0.00000000008223" calcext:value-type="float">
            <text:p>-8,22E-11</text:p>
          </table:table-cell>
          <table:table-cell table:style-name="ce1" office:value-type="float" office:value="0.00000038166" calcext:value-type="float">
            <text:p>3,82E-07</text:p>
          </table:table-cell>
          <table:table-cell office:value-type="float" office:value="-0.00023511" calcext:value-type="float">
            <text:p>-0,00023511</text:p>
          </table:table-cell>
          <table:table-cell table:style-name="ce1" office:value-type="float" office:value="-0.00000010938" calcext:value-type="float">
            <text:p>-1,09E-07</text:p>
          </table:table-cell>
        </table:table-row>
        <table:table-row table:style-name="ro1">
          <table:table-cell office:value-type="float" office:value="0.50205" calcext:value-type="float">
            <text:p>0,50205</text:p>
          </table:table-cell>
          <table:table-cell table:style-name="ce1" office:value-type="float" office:value="-0.00000000023239" calcext:value-type="float">
            <text:p>-2,32E-10</text:p>
          </table:table-cell>
          <table:table-cell table:style-name="ce1" office:value-type="float" office:value="-0.0000014027" calcext:value-type="float">
            <text:p>-1,40E-06</text:p>
          </table:table-cell>
          <table:table-cell office:value-type="float" office:value="-0.00017175" calcext:value-type="float">
            <text:p>-0,00017175</text:p>
          </table:table-cell>
          <table:table-cell table:style-name="ce1" office:value-type="float" office:value="-0.000001654" calcext:value-type="float">
            <text:p>-1,65E-06</text:p>
          </table:table-cell>
        </table:table-row>
        <table:table-row table:style-name="ro1">
          <table:table-cell office:value-type="float" office:value="0.50912" calcext:value-type="float">
            <text:p>0,50912</text:p>
          </table:table-cell>
          <table:table-cell table:style-name="ce1" office:value-type="float" office:value="-0.00000000039875" calcext:value-type="float">
            <text:p>-3,99E-10</text:p>
          </table:table-cell>
          <table:table-cell table:style-name="ce1" office:value-type="float" office:value="-0.0000037314" calcext:value-type="float">
            <text:p>-3,73E-06</text:p>
          </table:table-cell>
          <table:table-cell table:style-name="ce1" office:value-type="float" office:value="-0.000067121" calcext:value-type="float">
            <text:p>-6,71E-05</text:p>
          </table:table-cell>
          <table:table-cell table:style-name="ce1" office:value-type="float" office:value="-0.0000034542" calcext:value-type="float">
            <text:p>-3,45E-06</text:p>
          </table:table-cell>
        </table:table-row>
        <table:table-row table:style-name="ro1">
          <table:table-cell office:value-type="float" office:value="0.51619" calcext:value-type="float">
            <text:p>0,51619</text:p>
          </table:table-cell>
          <table:table-cell table:style-name="ce1" office:value-type="float" office:value="0.0000000010936" calcext:value-type="float">
            <text:p>1,09E-09</text:p>
          </table:table-cell>
          <table:table-cell table:style-name="ce1" office:value-type="float" office:value="-0.0000073446" calcext:value-type="float">
            <text:p>-7,34E-06</text:p>
          </table:table-cell>
          <table:table-cell office:value-type="float" office:value="0.00039835" calcext:value-type="float">
            <text:p>0,00039835</text:p>
          </table:table-cell>
          <table:table-cell table:style-name="ce1" office:value-type="float" office:value="-0.0000030763" calcext:value-type="float">
            <text:p>-3,08E-06</text:p>
          </table:table-cell>
        </table:table-row>
        <table:table-row table:style-name="ro1">
          <table:table-cell office:value-type="float" office:value="0.52326" calcext:value-type="float">
            <text:p>0,52326</text:p>
          </table:table-cell>
          <table:table-cell table:style-name="ce1" office:value-type="float" office:value="0.0000000032768" calcext:value-type="float">
            <text:p>3,28E-09</text:p>
          </table:table-cell>
          <table:table-cell table:style-name="ce1" office:value-type="float" office:value="-0.000012904" calcext:value-type="float">
            <text:p>-1,29E-05</text:p>
          </table:table-cell>
          <table:table-cell office:value-type="float" office:value="0.00093502" calcext:value-type="float">
            <text:p>0,00093502</text:p>
          </table:table-cell>
          <table:table-cell table:style-name="ce1" office:value-type="float" office:value="-0.00000053246" calcext:value-type="float">
            <text:p>-5,32E-07</text:p>
          </table:table-cell>
        </table:table-row>
        <table:table-row table:style-name="ro1">
          <table:table-cell office:value-type="float" office:value="0.53033" calcext:value-type="float">
            <text:p>0,53033</text:p>
          </table:table-cell>
          <table:table-cell table:style-name="ce1" office:value-type="float" office:value="0.0000000059645" calcext:value-type="float">
            <text:p>5,96E-09</text:p>
          </table:table-cell>
          <table:table-cell table:style-name="ce1" office:value-type="float" office:value="-0.000016449" calcext:value-type="float">
            <text:p>-1,64E-05</text:p>
          </table:table-cell>
          <table:table-cell office:value-type="float" office:value="0.0015429" calcext:value-type="float">
            <text:p>0,0015429</text:p>
          </table:table-cell>
          <table:table-cell table:style-name="ce1" office:value-type="float" office:value="0.000011965" calcext:value-type="float">
            <text:p>1,20E-05</text:p>
          </table:table-cell>
        </table:table-row>
        <table:table-row table:style-name="ro1">
          <table:table-cell office:value-type="float" office:value="0.5374" calcext:value-type="float">
            <text:p>0,5374</text:p>
          </table:table-cell>
          <table:table-cell table:style-name="ce1" office:value-type="float" office:value="-0.0000000058342" calcext:value-type="float">
            <text:p>-5,83E-09</text:p>
          </table:table-cell>
          <table:table-cell table:style-name="ce1" office:value-type="float" office:value="-0.000011778" calcext:value-type="float">
            <text:p>-1,18E-05</text:p>
          </table:table-cell>
          <table:table-cell office:value-type="float" office:value="0.002222" calcext:value-type="float">
            <text:p>0,002222</text:p>
          </table:table-cell>
          <table:table-cell table:style-name="ce1" office:value-type="float" office:value="0.000027558" calcext:value-type="float">
            <text:p>2,76E-05</text:p>
          </table:table-cell>
        </table:table-row>
        <table:table-row table:style-name="ro1">
          <table:table-cell office:value-type="float" office:value="0.54447" calcext:value-type="float">
            <text:p>0,54447</text:p>
          </table:table-cell>
          <table:table-cell table:style-name="ce1" office:value-type="float" office:value="-0.000000033353" calcext:value-type="float">
            <text:p>-3,34E-08</text:p>
          </table:table-cell>
          <table:table-cell table:style-name="ce1" office:value-type="float" office:value="-0.0000054013" calcext:value-type="float">
            <text:p>-5,40E-06</text:p>
          </table:table-cell>
          <table:table-cell office:value-type="float" office:value="0.0027126" calcext:value-type="float">
            <text:p>0,0027126</text:p>
          </table:table-cell>
          <table:table-cell table:style-name="ce1" office:value-type="float" office:value="0.000034468" calcext:value-type="float">
            <text:p>3,45E-05</text:p>
          </table:table-cell>
        </table:table-row>
        <table:table-row table:style-name="ro1">
          <table:table-cell office:value-type="float" office:value="0.55154" calcext:value-type="float">
            <text:p>0,55154</text:p>
          </table:table-cell>
          <table:table-cell table:style-name="ce1" office:value-type="float" office:value="-0.000000071148" calcext:value-type="float">
            <text:p>-7,11E-08</text:p>
          </table:table-cell>
          <table:table-cell table:style-name="ce1" office:value-type="float" office:value="0.000038994" calcext:value-type="float">
            <text:p>3,90E-05</text:p>
          </table:table-cell>
          <table:table-cell office:value-type="float" office:value="0.0029619" calcext:value-type="float">
            <text:p>0,0029619</text:p>
          </table:table-cell>
          <table:table-cell table:style-name="ce1" office:value-type="float" office:value="0.000028734" calcext:value-type="float">
            <text:p>2,87E-05</text:p>
          </table:table-cell>
        </table:table-row>
        <table:table-row table:style-name="ro1">
          <table:table-cell office:value-type="float" office:value="0.55861" calcext:value-type="float">
            <text:p>0,55861</text:p>
          </table:table-cell>
          <table:table-cell table:style-name="ce1" office:value-type="float" office:value="-0.000000042319" calcext:value-type="float">
            <text:p>-4,23E-08</text:p>
          </table:table-cell>
          <table:table-cell office:value-type="float" office:value="0.00010578" calcext:value-type="float">
            <text:p>0,00010578</text:p>
          </table:table-cell>
          <table:table-cell office:value-type="float" office:value="0.0029701" calcext:value-type="float">
            <text:p>0,0029701</text:p>
          </table:table-cell>
          <table:table-cell table:style-name="ce1" office:value-type="float" office:value="-0.000051686" calcext:value-type="float">
            <text:p>-5,17E-05</text:p>
          </table:table-cell>
        </table:table-row>
        <table:table-row table:style-name="ro1">
          <table:table-cell office:value-type="float" office:value="0.56569" calcext:value-type="float">
            <text:p>0,56569</text:p>
          </table:table-cell>
          <table:table-cell table:style-name="ce1" office:value-type="float" office:value="0.00000027708" calcext:value-type="float">
            <text:p>2,77E-07</text:p>
          </table:table-cell>
          <table:table-cell office:value-type="float" office:value="0.00017468" calcext:value-type="float">
            <text:p>0,00017468</text:p>
          </table:table-cell>
          <table:table-cell office:value-type="float" office:value="0.0027371" calcext:value-type="float">
            <text:p>0,0027371</text:p>
          </table:table-cell>
          <table:table-cell office:value-type="float" office:value="-0.0001643" calcext:value-type="float">
            <text:p>-0,0001643</text:p>
          </table:table-cell>
        </table:table-row>
        <table:table-row table:style-name="ro1">
          <table:table-cell office:value-type="float" office:value="0.57276" calcext:value-type="float">
            <text:p>0,57276</text:p>
          </table:table-cell>
          <table:table-cell table:style-name="ce1" office:value-type="float" office:value="0.00000078546" calcext:value-type="float">
            <text:p>7,85E-07</text:p>
          </table:table-cell>
          <table:table-cell office:value-type="float" office:value="0.0002952" calcext:value-type="float">
            <text:p>0,0002952</text:p>
          </table:table-cell>
          <table:table-cell table:style-name="ce1" office:value-type="float" office:value="-0.000068135" calcext:value-type="float">
            <text:p>-6,81E-05</text:p>
          </table:table-cell>
          <table:table-cell office:value-type="float" office:value="-0.00030487" calcext:value-type="float">
            <text:p>-0,00030487</text:p>
          </table:table-cell>
        </table:table-row>
        <table:table-row table:style-name="ro1">
          <table:table-cell office:value-type="float" office:value="0.57983" calcext:value-type="float">
            <text:p>0,57983</text:p>
          </table:table-cell>
          <table:table-cell table:style-name="ce1" office:value-type="float" office:value="0.00000095139" calcext:value-type="float">
            <text:p>9,51E-07</text:p>
          </table:table-cell>
          <table:table-cell office:value-type="float" office:value="0.00041813" calcext:value-type="float">
            <text:p>0,00041813</text:p>
          </table:table-cell>
          <table:table-cell office:value-type="float" office:value="-0.0035758" calcext:value-type="float">
            <text:p>-0,0035758</text:p>
          </table:table-cell>
          <table:table-cell office:value-type="float" office:value="-0.00040688" calcext:value-type="float">
            <text:p>-0,00040688</text:p>
          </table:table-cell>
        </table:table-row>
        <table:table-row table:style-name="ro1">
          <table:table-cell office:value-type="float" office:value="0.5869" calcext:value-type="float">
            <text:p>0,5869</text:p>
          </table:table-cell>
          <table:table-cell table:style-name="ce1" office:value-type="float" office:value="-0.00000099832" calcext:value-type="float">
            <text:p>-9,98E-07</text:p>
          </table:table-cell>
          <table:table-cell office:value-type="float" office:value="0.00030311" calcext:value-type="float">
            <text:p>0,00030311</text:p>
          </table:table-cell>
          <table:table-cell office:value-type="float" office:value="-0.0077858" calcext:value-type="float">
            <text:p>-0,0077858</text:p>
          </table:table-cell>
          <table:table-cell office:value-type="float" office:value="-0.00011352" calcext:value-type="float">
            <text:p>-0,00011352</text:p>
          </table:table-cell>
        </table:table-row>
        <table:table-row table:style-name="ro1">
          <table:table-cell office:value-type="float" office:value="0.59397" calcext:value-type="float">
            <text:p>0,59397</text:p>
          </table:table-cell>
          <table:table-cell table:style-name="ce1" office:value-type="float" office:value="-0.0000087229" calcext:value-type="float">
            <text:p>-8,72E-06</text:p>
          </table:table-cell>
          <table:table-cell table:style-name="ce1" office:value-type="float" office:value="0.000066218" calcext:value-type="float">
            <text:p>6,62E-05</text:p>
          </table:table-cell>
          <table:table-cell office:value-type="float" office:value="-0.012698" calcext:value-type="float">
            <text:p>-0,012698</text:p>
          </table:table-cell>
          <table:table-cell office:value-type="float" office:value="0.00040893" calcext:value-type="float">
            <text:p>0,00040893</text:p>
          </table:table-cell>
        </table:table-row>
        <table:table-row table:style-name="ro1">
          <table:table-cell office:value-type="float" office:value="0.60104" calcext:value-type="float">
            <text:p>0,60104</text:p>
          </table:table-cell>
          <table:table-cell table:style-name="ce1" office:value-type="float" office:value="-0.00001739" calcext:value-type="float">
            <text:p>-1,74E-05</text:p>
          </table:table-cell>
          <table:table-cell office:value-type="float" office:value="-0.00035342" calcext:value-type="float">
            <text:p>-0,00035342</text:p>
          </table:table-cell>
          <table:table-cell office:value-type="float" office:value="-0.019924" calcext:value-type="float">
            <text:p>-0,019924</text:p>
          </table:table-cell>
          <table:table-cell office:value-type="float" office:value="0.0016515" calcext:value-type="float">
            <text:p>0,0016515</text:p>
          </table:table-cell>
        </table:table-row>
        <table:table-row table:style-name="ro1">
          <table:table-cell office:value-type="float" office:value="0.60811" calcext:value-type="float">
            <text:p>0,60811</text:p>
          </table:table-cell>
          <table:table-cell table:style-name="ce1" office:value-type="float" office:value="-0.000020202" calcext:value-type="float">
            <text:p>-2,02E-05</text:p>
          </table:table-cell>
          <table:table-cell office:value-type="float" office:value="-0.0024724" calcext:value-type="float">
            <text:p>-0,0024724</text:p>
          </table:table-cell>
          <table:table-cell office:value-type="float" office:value="-0.026902" calcext:value-type="float">
            <text:p>-0,026902</text:p>
          </table:table-cell>
          <table:table-cell office:value-type="float" office:value="0.0030392" calcext:value-type="float">
            <text:p>0,0030392</text:p>
          </table:table-cell>
        </table:table-row>
        <table:table-row table:style-name="ro1">
          <table:table-cell office:value-type="float" office:value="0.61518" calcext:value-type="float">
            <text:p>0,61518</text:p>
          </table:table-cell>
          <table:table-cell table:style-name="ce1" office:value-type="float" office:value="0.000029957" calcext:value-type="float">
            <text:p>3,00E-05</text:p>
          </table:table-cell>
          <table:table-cell office:value-type="float" office:value="-0.0045923" calcext:value-type="float">
            <text:p>-0,0045923</text:p>
          </table:table-cell>
          <table:table-cell office:value-type="float" office:value="-0.033632" calcext:value-type="float">
            <text:p>-0,033632</text:p>
          </table:table-cell>
          <table:table-cell office:value-type="float" office:value="0.0036518" calcext:value-type="float">
            <text:p>0,0036518</text:p>
          </table:table-cell>
        </table:table-row>
        <table:table-row table:style-name="ro1">
          <table:table-cell office:value-type="float" office:value="0.62225" calcext:value-type="float">
            <text:p>0,62225</text:p>
          </table:table-cell>
          <table:table-cell office:value-type="float" office:value="0.00017918" calcext:value-type="float">
            <text:p>0,00017918</text:p>
          </table:table-cell>
          <table:table-cell office:value-type="float" office:value="-0.0070774" calcext:value-type="float">
            <text:p>-0,0070774</text:p>
          </table:table-cell>
          <table:table-cell office:value-type="float" office:value="-0.040115" calcext:value-type="float">
            <text:p>-0,040115</text:p>
          </table:table-cell>
          <table:table-cell office:value-type="float" office:value="0.0034391" calcext:value-type="float">
            <text:p>0,0034391</text:p>
          </table:table-cell>
        </table:table-row>
        <table:table-row table:style-name="ro1">
          <table:table-cell office:value-type="float" office:value="0.62933" calcext:value-type="float">
            <text:p>0,62933</text:p>
          </table:table-cell>
          <table:table-cell office:value-type="float" office:value="0.00034226" calcext:value-type="float">
            <text:p>0,00034226</text:p>
          </table:table-cell>
          <table:table-cell office:value-type="float" office:value="-0.0096894" calcext:value-type="float">
            <text:p>-0,0096894</text:p>
          </table:table-cell>
          <table:table-cell office:value-type="float" office:value="-0.038137" calcext:value-type="float">
            <text:p>-0,038137</text:p>
          </table:table-cell>
          <table:table-cell office:value-type="float" office:value="-0.00132" calcext:value-type="float">
            <text:p>-0,00132</text:p>
          </table:table-cell>
        </table:table-row>
        <table:table-row table:style-name="ro1">
          <table:table-cell office:value-type="float" office:value="0.6364" calcext:value-type="float">
            <text:p>0,6364</text:p>
          </table:table-cell>
          <table:table-cell office:value-type="float" office:value="0.00042684" calcext:value-type="float">
            <text:p>0,00042684</text:p>
          </table:table-cell>
          <table:table-cell office:value-type="float" office:value="-0.011826" calcext:value-type="float">
            <text:p>-0,011826</text:p>
          </table:table-cell>
          <table:table-cell office:value-type="float" office:value="-0.032736" calcext:value-type="float">
            <text:p>-0,032736</text:p>
          </table:table-cell>
          <table:table-cell office:value-type="float" office:value="-0.008153" calcext:value-type="float">
            <text:p>-0,008153</text:p>
          </table:table-cell>
        </table:table-row>
        <table:table-row table:style-name="ro1">
          <table:table-cell office:value-type="float" office:value="0.64347" calcext:value-type="float">
            <text:p>0,64347</text:p>
          </table:table-cell>
          <table:table-cell office:value-type="float" office:value="-0.00027037" calcext:value-type="float">
            <text:p>-0,00027037</text:p>
          </table:table-cell>
          <table:table-cell office:value-type="float" office:value="-0.010702" calcext:value-type="float">
            <text:p>-0,010702</text:p>
          </table:table-cell>
          <table:table-cell office:value-type="float" office:value="-0.02391" calcext:value-type="float">
            <text:p>-0,02391</text:p>
          </table:table-cell>
          <table:table-cell office:value-type="float" office:value="-0.020372" calcext:value-type="float">
            <text:p>-0,020372</text:p>
          </table:table-cell>
        </table:table-row>
        <table:table-row table:style-name="ro1">
          <table:table-cell office:value-type="float" office:value="0.65054" calcext:value-type="float">
            <text:p>0,65054</text:p>
          </table:table-cell>
          <table:table-cell office:value-type="float" office:value="-0.0024772" calcext:value-type="float">
            <text:p>-0,0024772</text:p>
          </table:table-cell>
          <table:table-cell office:value-type="float" office:value="-0.0080949" calcext:value-type="float">
            <text:p>-0,0080949</text:p>
          </table:table-cell>
          <table:table-cell office:value-type="float" office:value="-0.011661" calcext:value-type="float">
            <text:p>-0,011661</text:p>
          </table:table-cell>
          <table:table-cell office:value-type="float" office:value="-0.033396" calcext:value-type="float">
            <text:p>-0,033396</text:p>
          </table:table-cell>
        </table:table-row>
        <table:table-row table:style-name="ro1">
          <table:table-cell office:value-type="float" office:value="0.65761" calcext:value-type="float">
            <text:p>0,65761</text:p>
          </table:table-cell>
          <table:table-cell office:value-type="float" office:value="-0.0063969" calcext:value-type="float">
            <text:p>-0,0063969</text:p>
          </table:table-cell>
          <table:table-cell office:value-type="float" office:value="0.0065682" calcext:value-type="float">
            <text:p>0,0065682</text:p>
          </table:table-cell>
          <table:table-cell office:value-type="float" office:value="0.025123" calcext:value-type="float">
            <text:p>0,025123</text:p>
          </table:table-cell>
          <table:table-cell office:value-type="float" office:value="-0.040777" calcext:value-type="float">
            <text:p>-0,040777</text:p>
          </table:table-cell>
        </table:table-row>
        <table:table-row table:style-name="ro1">
          <table:table-cell office:value-type="float" office:value="0.66468" calcext:value-type="float">
            <text:p>0,66468</text:p>
          </table:table-cell>
          <table:table-cell office:value-type="float" office:value="-0.01026" calcext:value-type="float">
            <text:p>-0,01026</text:p>
          </table:table-cell>
          <table:table-cell office:value-type="float" office:value="0.028099" calcext:value-type="float">
            <text:p>0,028099</text:p>
          </table:table-cell>
          <table:table-cell office:value-type="float" office:value="0.067593" calcext:value-type="float">
            <text:p>0,067593</text:p>
          </table:table-cell>
          <table:table-cell office:value-type="float" office:value="-0.042797" calcext:value-type="float">
            <text:p>-0,042797</text:p>
          </table:table-cell>
        </table:table-row>
        <table:table-row table:style-name="ro1">
          <table:table-cell office:value-type="float" office:value="0.67175" calcext:value-type="float">
            <text:p>0,67175</text:p>
          </table:table-cell>
          <table:table-cell office:value-type="float" office:value="-0.011152" calcext:value-type="float">
            <text:p>-0,011152</text:p>
          </table:table-cell>
          <table:table-cell office:value-type="float" office:value="0.054431" calcext:value-type="float">
            <text:p>0,054431</text:p>
          </table:table-cell>
          <table:table-cell office:value-type="float" office:value="0.11575" calcext:value-type="float">
            <text:p>0,11575</text:p>
          </table:table-cell>
          <table:table-cell office:value-type="float" office:value="-0.016045" calcext:value-type="float">
            <text:p>-0,016045</text:p>
          </table:table-cell>
        </table:table-row>
        <table:table-row table:style-name="ro1">
          <table:table-cell office:value-type="float" office:value="0.67882" calcext:value-type="float">
            <text:p>0,67882</text:p>
          </table:table-cell>
          <table:table-cell office:value-type="float" office:value="0.0050689" calcext:value-type="float">
            <text:p>0,0050689</text:p>
          </table:table-cell>
          <table:table-cell office:value-type="float" office:value="0.12083" calcext:value-type="float">
            <text:p>0,12083</text:p>
          </table:table-cell>
          <table:table-cell office:value-type="float" office:value="0.1696" calcext:value-type="float">
            <text:p>0,1696</text:p>
          </table:table-cell>
          <table:table-cell office:value-type="float" office:value="0.024267" calcext:value-type="float">
            <text:p>0,024267</text:p>
          </table:table-cell>
        </table:table-row>
        <table:table-row table:style-name="ro1">
          <table:table-cell office:value-type="float" office:value="0.68589" calcext:value-type="float">
            <text:p>0,68589</text:p>
          </table:table-cell>
          <table:table-cell office:value-type="float" office:value="0.057094" calcext:value-type="float">
            <text:p>0,057094</text:p>
          </table:table-cell>
          <table:table-cell office:value-type="float" office:value="0.18724" calcext:value-type="float">
            <text:p>0,18724</text:p>
          </table:table-cell>
          <table:table-cell office:value-type="float" office:value="0.24778" calcext:value-type="float">
            <text:p>0,24778</text:p>
          </table:table-cell>
          <table:table-cell office:value-type="float" office:value="0.1111" calcext:value-type="float">
            <text:p>0,1111</text:p>
          </table:table-cell>
        </table:table-row>
        <table:table-row table:style-name="ro1">
          <table:table-cell office:value-type="float" office:value="0.69296" calcext:value-type="float">
            <text:p>0,69296</text:p>
          </table:table-cell>
          <table:table-cell office:value-type="float" office:value="0.15954" calcext:value-type="float">
            <text:p>0,15954</text:p>
          </table:table-cell>
          <table:table-cell office:value-type="float" office:value="0.27615" calcext:value-type="float">
            <text:p>0,27615</text:p>
          </table:table-cell>
          <table:table-cell office:value-type="float" office:value="0.32891" calcext:value-type="float">
            <text:p>0,32891</text:p>
          </table:table-cell>
          <table:table-cell office:value-type="float" office:value="0.21373" calcext:value-type="float">
            <text:p>0,21373</text:p>
          </table:table-cell>
        </table:table-row>
        <table:table-row table:style-name="ro1">
          <table:table-cell office:value-type="float" office:value="0.70004" calcext:value-type="float">
            <text:p>0,70004</text:p>
          </table:table-cell>
          <table:table-cell office:value-type="float" office:value="0.30421" calcext:value-type="float">
            <text:p>0,30421</text:p>
          </table:table-cell>
          <table:table-cell office:value-type="float" office:value="0.38546" calcext:value-type="float">
            <text:p>0,38546</text:p>
          </table:table-cell>
          <table:table-cell office:value-type="float" office:value="0.41298" calcext:value-type="float">
            <text:p>0,41298</text:p>
          </table:table-cell>
          <table:table-cell office:value-type="float" office:value="0.3533" calcext:value-type="float">
            <text:p>0,3533</text:p>
          </table:table-cell>
        </table:table-row>
        <table:table-row table:style-name="ro1">
          <table:table-cell office:value-type="float" office:value="0.70711" calcext:value-type="float">
            <text:p>0,70711</text:p>
          </table:table-cell>
          <table:table-cell office:value-type="float" office:value="0.50247" calcext:value-type="float">
            <text:p>0,50247</text:p>
          </table:table-cell>
          <table:table-cell office:value-type="float" office:value="0.50021" calcext:value-type="float">
            <text:p>0,50021</text:p>
          </table:table-cell>
          <table:table-cell table:number-columns-repeated="2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0.71418" calcext:value-type="float">
            <text:p>0,71418</text:p>
          </table:table-cell>
          <table:table-cell office:value-type="float" office:value="0.69333" calcext:value-type="float">
            <text:p>0,69333</text:p>
          </table:table-cell>
          <table:table-cell office:value-type="float" office:value="0.61553" calcext:value-type="float">
            <text:p>0,61553</text:p>
          </table:table-cell>
          <table:table-cell office:value-type="float" office:value="0.58702" calcext:value-type="float">
            <text:p>0,58702</text:p>
          </table:table-cell>
          <table:table-cell office:value-type="float" office:value="0.6467" calcext:value-type="float">
            <text:p>0,6467</text:p>
          </table:table-cell>
        </table:table-row>
        <table:table-row table:style-name="ro1">
          <table:table-cell office:value-type="float" office:value="0.72125" calcext:value-type="float">
            <text:p>0,72125</text:p>
          </table:table-cell>
          <table:table-cell office:value-type="float" office:value="0.84394" calcext:value-type="float">
            <text:p>0,84394</text:p>
          </table:table-cell>
          <table:table-cell office:value-type="float" office:value="0.72123" calcext:value-type="float">
            <text:p>0,72123</text:p>
          </table:table-cell>
          <table:table-cell office:value-type="float" office:value="0.67109" calcext:value-type="float">
            <text:p>0,67109</text:p>
          </table:table-cell>
          <table:table-cell office:value-type="float" office:value="0.78627" calcext:value-type="float">
            <text:p>0,78627</text:p>
          </table:table-cell>
        </table:table-row>
        <table:table-row table:style-name="ro1">
          <table:table-cell office:value-type="float" office:value="0.72832" calcext:value-type="float">
            <text:p>0,72832</text:p>
          </table:table-cell>
          <table:table-cell office:value-type="float" office:value="0.94487" calcext:value-type="float">
            <text:p>0,94487</text:p>
          </table:table-cell>
          <table:table-cell office:value-type="float" office:value="0.81158" calcext:value-type="float">
            <text:p>0,81158</text:p>
          </table:table-cell>
          <table:table-cell office:value-type="float" office:value="0.75222" calcext:value-type="float">
            <text:p>0,75222</text:p>
          </table:table-cell>
          <table:table-cell office:value-type="float" office:value="0.8889" calcext:value-type="float">
            <text:p>0,8889</text:p>
          </table:table-cell>
        </table:table-row>
        <table:table-row table:style-name="ro1">
          <table:table-cell office:value-type="float" office:value="0.73539" calcext:value-type="float">
            <text:p>0,73539</text:p>
          </table:table-cell>
          <table:table-cell office:value-type="float" office:value="0.99422" calcext:value-type="float">
            <text:p>0,99422</text:p>
          </table:table-cell>
          <table:table-cell office:value-type="float" office:value="0.8931" calcext:value-type="float">
            <text:p>0,8931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97573" calcext:value-type="float">
            <text:p>0,97573</text:p>
          </table:table-cell>
        </table:table-row>
        <table:table-row table:style-name="ro1">
          <table:table-cell office:value-type="float" office:value="0.74246" calcext:value-type="float">
            <text:p>0,74246</text:p>
          </table:table-cell>
          <table:table-cell office:value-type="float" office:value="1.0102" calcext:value-type="float">
            <text:p>1,0102</text:p>
          </table:table-cell>
          <table:table-cell office:value-type="float" office:value="0.93391" calcext:value-type="float">
            <text:p>0,93391</text:p>
          </table:table-cell>
          <table:table-cell office:value-type="float" office:value="0.88425" calcext:value-type="float">
            <text:p>0,88425</text:p>
          </table:table-cell>
          <table:table-cell office:value-type="float" office:value="1.016" calcext:value-type="float">
            <text:p>1,016</text:p>
          </table:table-cell>
        </table:table-row>
        <table:table-row table:style-name="ro1">
          <table:table-cell office:value-type="float" office:value="0.74953" calcext:value-type="float">
            <text:p>0,74953</text:p>
          </table:table-cell>
          <table:table-cell office:value-type="float" office:value="1.0107" calcext:value-type="float">
            <text:p>1,0107</text:p>
          </table:table-cell>
          <table:table-cell office:value-type="float" office:value="0.97309" calcext:value-type="float">
            <text:p>0,97309</text:p>
          </table:table-cell>
          <table:table-cell office:value-type="float" office:value="0.93241" calcext:value-type="float">
            <text:p>0,93241</text:p>
          </table:table-cell>
          <table:table-cell office:value-type="float" office:value="1.0428" calcext:value-type="float">
            <text:p>1,0428</text:p>
          </table:table-cell>
        </table:table-row>
        <table:table-row table:style-name="ro1">
          <table:table-cell office:value-type="float" office:value="0.7566" calcext:value-type="float">
            <text:p>0,7566</text:p>
          </table:table-cell>
          <table:table-cell office:value-type="float" office:value="1.0068" calcext:value-type="float">
            <text:p>1,0068</text:p>
          </table:table-cell>
          <table:table-cell office:value-type="float" office:value="0.99644" calcext:value-type="float">
            <text:p>0,99644</text:p>
          </table:table-cell>
          <table:table-cell office:value-type="float" office:value="0.97488" calcext:value-type="float">
            <text:p>0,97488</text:p>
          </table:table-cell>
          <table:table-cell office:value-type="float" office:value="1.0408" calcext:value-type="float">
            <text:p>1,0408</text:p>
          </table:table-cell>
        </table:table-row>
        <table:table-row table:style-name="ro1">
          <table:table-cell office:value-type="float" office:value="0.76368" calcext:value-type="float">
            <text:p>0,76368</text:p>
          </table:table-cell>
          <table:table-cell office:value-type="float" office:value="1.0028" calcext:value-type="float">
            <text:p>1,0028</text:p>
          </table:table-cell>
          <table:table-cell office:value-type="float" office:value="1.0051" calcext:value-type="float">
            <text:p>1,0051</text:p>
          </table:table-cell>
          <table:table-cell office:value-type="float" office:value="1.0117" calcext:value-type="float">
            <text:p>1,0117</text:p>
          </table:table-cell>
          <table:table-cell office:value-type="float" office:value="1.0334" calcext:value-type="float">
            <text:p>1,0334</text:p>
          </table:table-cell>
        </table:table-row>
        <table:table-row table:style-name="ro1">
          <table:table-cell office:value-type="float" office:value="0.77075" calcext:value-type="float">
            <text:p>0,77075</text:p>
          </table:table-cell>
          <table:table-cell office:value-type="float" office:value="1.0004" calcext:value-type="float">
            <text:p>1,0004</text:p>
          </table:table-cell>
          <table:table-cell office:value-type="float" office:value="1.0131" calcext:value-type="float">
            <text:p>1,0131</text:p>
          </table:table-cell>
          <table:table-cell office:value-type="float" office:value="1.0239" calcext:value-type="float">
            <text:p>1,0239</text:p>
          </table:table-cell>
          <table:table-cell office:value-type="float" office:value="1.0204" calcext:value-type="float">
            <text:p>1,0204</text:p>
          </table:table-cell>
        </table:table-row>
        <table:table-row table:style-name="ro1">
          <table:table-cell office:value-type="float" office:value="0.77782" calcext:value-type="float">
            <text:p>0,77782</text:p>
          </table:table-cell>
          <table:table-cell office:value-type="float" office:value="0.99949" calcext:value-type="float">
            <text:p>0,99949</text:p>
          </table:table-cell>
          <table:table-cell office:value-type="float" office:value="1.0113" calcext:value-type="float">
            <text:p>1,0113</text:p>
          </table:table-cell>
          <table:table-cell office:value-type="float" office:value="1.0327" calcext:value-type="float">
            <text:p>1,0327</text:p>
          </table:table-cell>
          <table:table-cell office:value-type="float" office:value="1.0082" calcext:value-type="float">
            <text:p>1,0082</text:p>
          </table:table-cell>
        </table:table-row>
        <table:table-row table:style-name="ro1">
          <table:table-cell office:value-type="float" office:value="0.78489" calcext:value-type="float">
            <text:p>0,78489</text:p>
          </table:table-cell>
          <table:table-cell office:value-type="float" office:value="0.99961" calcext:value-type="float">
            <text:p>0,99961</text:p>
          </table:table-cell>
          <table:table-cell office:value-type="float" office:value="1.009" calcext:value-type="float">
            <text:p>1,009</text:p>
          </table:table-cell>
          <table:table-cell office:value-type="float" office:value="1.0381" calcext:value-type="float">
            <text:p>1,0381</text:p>
          </table:table-cell>
          <table:table-cell office:value-type="float" office:value="1.0013" calcext:value-type="float">
            <text:p>1,0013</text:p>
          </table:table-cell>
        </table:table-row>
        <table:table-row table:style-name="ro1">
          <table:table-cell office:value-type="float" office:value="0.79196" calcext:value-type="float">
            <text:p>0,79196</text:p>
          </table:table-cell>
          <table:table-cell office:value-type="float" office:value="0.99982" calcext:value-type="float">
            <text:p>0,99982</text:p>
          </table:table-cell>
          <table:table-cell office:value-type="float" office:value="1.0065" calcext:value-type="float">
            <text:p>1,0065</text:p>
          </table:table-cell>
          <table:table-cell office:value-type="float" office:value="1.0401" calcext:value-type="float">
            <text:p>1,0401</text:p>
          </table:table-cell>
          <table:table-cell office:value-type="float" office:value="0.99656" calcext:value-type="float">
            <text:p>0,99656</text:p>
          </table:table-cell>
        </table:table-row>
        <table:table-row table:style-name="ro1">
          <table:table-cell office:value-type="float" office:value="0.79903" calcext:value-type="float">
            <text:p>0,79903</text:p>
          </table:table-cell>
          <table:table-cell office:value-type="float" office:value="0.99997" calcext:value-type="float">
            <text:p>0,99997</text:p>
          </table:table-cell>
          <table:table-cell office:value-type="float" office:value="1.0038" calcext:value-type="float">
            <text:p>1,0038</text:p>
          </table:table-cell>
          <table:table-cell office:value-type="float" office:value="1.0336" calcext:value-type="float">
            <text:p>1,0336</text:p>
          </table:table-cell>
          <table:table-cell office:value-type="float" office:value="0.99635" calcext:value-type="float">
            <text:p>0,99635</text:p>
          </table:table-cell>
        </table:table-row>
        <table:table-row table:style-name="ro1">
          <table:table-cell office:value-type="float" office:value="0.8061" calcext:value-type="float">
            <text:p>0,8061</text:p>
          </table:table-cell>
          <table:table-cell office:value-type="float" office:value="1" calcext:value-type="float">
            <text:p>1</text:p>
          </table:table-cell>
          <table:table-cell office:value-type="float" office:value="1.0016" calcext:value-type="float">
            <text:p>1,0016</text:p>
          </table:table-cell>
          <table:table-cell office:value-type="float" office:value="1.0269" calcext:value-type="float">
            <text:p>1,0269</text:p>
          </table:table-cell>
          <table:table-cell office:value-type="float" office:value="0.99696" calcext:value-type="float">
            <text:p>0,99696</text:p>
          </table:table-cell>
        </table:table-row>
        <table:table-row table:style-name="ro1">
          <table:table-cell office:value-type="float" office:value="0.81317" calcext:value-type="float">
            <text:p>0,81317</text:p>
          </table:table-cell>
          <table:table-cell office:value-type="float" office:value="1" calcext:value-type="float">
            <text:p>1</text:p>
          </table:table-cell>
          <table:table-cell office:value-type="float" office:value="1.0007" calcext:value-type="float">
            <text:p>1,0007</text:p>
          </table:table-cell>
          <table:table-cell office:value-type="float" office:value="1.0199" calcext:value-type="float">
            <text:p>1,0199</text:p>
          </table:table-cell>
          <table:table-cell office:value-type="float" office:value="0.99835" calcext:value-type="float">
            <text:p>0,99835</text:p>
          </table:table-cell>
        </table:table-row>
        <table:table-row table:style-name="ro1">
          <table:table-cell office:value-type="float" office:value="0.82024" calcext:value-type="float">
            <text:p>0,82024</text:p>
          </table:table-cell>
          <table:table-cell office:value-type="float" office:value="1" calcext:value-type="float">
            <text:p>1</text:p>
          </table:table-cell>
          <table:table-cell office:value-type="float" office:value="0.9998" calcext:value-type="float">
            <text:p>0,9998</text:p>
          </table:table-cell>
          <table:table-cell office:value-type="float" office:value="1.0127" calcext:value-type="float">
            <text:p>1,0127</text:p>
          </table:table-cell>
          <table:table-cell office:value-type="float" office:value="0.99959" calcext:value-type="float">
            <text:p>0,99959</text:p>
          </table:table-cell>
        </table:table-row>
        <table:table-row table:style-name="ro1">
          <table:table-cell office:value-type="float" office:value="0.82731" calcext:value-type="float">
            <text:p>0,82731</text:p>
          </table:table-cell>
          <table:table-cell office:value-type="float" office:value="1" calcext:value-type="float">
            <text:p>1</text:p>
          </table:table-cell>
          <table:table-cell office:value-type="float" office:value="0.99951" calcext:value-type="float">
            <text:p>0,99951</text:p>
          </table:table-cell>
          <table:table-cell office:value-type="float" office:value="1.0078" calcext:value-type="float">
            <text:p>1,0078</text:p>
          </table:table-cell>
          <table:table-cell office:value-type="float" office:value="1.0001" calcext:value-type="float">
            <text:p>1,0001</text:p>
          </table:table-cell>
        </table:table-row>
        <table:table-row table:style-name="ro1">
          <table:table-cell office:value-type="float" office:value="0.83439" calcext:value-type="float">
            <text:p>0,83439</text:p>
          </table:table-cell>
          <table:table-cell office:value-type="float" office:value="1" calcext:value-type="float">
            <text:p>1</text:p>
          </table:table-cell>
          <table:table-cell office:value-type="float" office:value="0.99956" calcext:value-type="float">
            <text:p>0,99956</text:p>
          </table:table-cell>
          <table:table-cell office:value-type="float" office:value="1.0036" calcext:value-type="float">
            <text:p>1,0036</text:p>
          </table:table-cell>
          <table:table-cell office:value-type="float" office:value="1.0004" calcext:value-type="float">
            <text:p>1,0004</text:p>
          </table:table-cell>
        </table:table-row>
        <table:table-row table:style-name="ro1">
          <table:table-cell office:value-type="float" office:value="0.84146" calcext:value-type="float">
            <text:p>0,84146</text:p>
          </table:table-cell>
          <table:table-cell office:value-type="float" office:value="1" calcext:value-type="float">
            <text:p>1</text:p>
          </table:table-cell>
          <table:table-cell office:value-type="float" office:value="0.99962" calcext:value-type="float">
            <text:p>0,99962</text:p>
          </table:table-cell>
          <table:table-cell office:value-type="float" office:value="1.0001" calcext:value-type="float">
            <text:p>1,0001</text:p>
          </table:table-cell>
          <table:table-cell office:value-type="float" office:value="1.0003" calcext:value-type="float">
            <text:p>1,0003</text:p>
          </table:table-cell>
        </table:table-row>
        <table:table-row table:style-name="ro1">
          <table:table-cell office:value-type="float" office:value="0.84853" calcext:value-type="float">
            <text:p>0,84853</text:p>
          </table:table-cell>
          <table:table-cell office:value-type="float" office:value="1" calcext:value-type="float">
            <text:p>1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0.99726" calcext:value-type="float">
            <text:p>0,99726</text:p>
          </table:table-cell>
          <table:table-cell office:value-type="float" office:value="1.0002" calcext:value-type="float">
            <text:p>1,0002</text:p>
          </table:table-cell>
        </table:table-row>
        <table:table-row table:style-name="ro1">
          <table:table-cell office:value-type="float" office:value="0.8556" calcext:value-type="float">
            <text:p>0,8556</text:p>
          </table:table-cell>
          <table:table-cell office:value-type="float" office:value="1" calcext:value-type="float">
            <text:p>1</text:p>
          </table:table-cell>
          <table:table-cell office:value-type="float" office:value="0.99988" calcext:value-type="float">
            <text:p>0,99988</text:p>
          </table:table-cell>
          <table:table-cell office:value-type="float" office:value="0.99703" calcext:value-type="float">
            <text:p>0,99703</text:p>
          </table:table-cell>
          <table:table-cell office:value-type="float" office:value="1.0001" calcext:value-type="float">
            <text:p>1,0001</text:p>
          </table:table-cell>
        </table:table-row>
        <table:table-row table:style-name="ro1">
          <table:table-cell office:value-type="float" office:value="0.86267" calcext:value-type="float">
            <text:p>0,86267</text:p>
          </table:table-cell>
          <table:table-cell office:value-type="float" office:value="1" calcext:value-type="float">
            <text:p>1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0.99997" calcext:value-type="float">
            <text:p>0,99997</text:p>
          </table:table-cell>
        </table:table-row>
        <table:table-row table:style-name="ro1">
          <table:table-cell office:value-type="float" office:value="0.86974" calcext:value-type="float">
            <text:p>0,86974</text:p>
          </table:table-cell>
          <table:table-cell office:value-type="float" office:value="1" calcext:value-type="float">
            <text:p>1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9729" calcext:value-type="float">
            <text:p>0,99729</text:p>
          </table:table-cell>
          <table:table-cell office:value-type="float" office:value="0.99997" calcext:value-type="float">
            <text:p>0,99997</text:p>
          </table:table-cell>
        </table:table-row>
        <table:table-row table:style-name="ro1">
          <table:table-cell office:value-type="float" office:value="0.87681" calcext:value-type="float">
            <text:p>0,876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78" calcext:value-type="float">
            <text:p>0,99778</text:p>
          </table:table-cell>
          <table:table-cell office:value-type="float" office:value="0.99997" calcext:value-type="float">
            <text:p>0,99997</text:p>
          </table:table-cell>
        </table:table-row>
        <table:table-row table:style-name="ro1">
          <table:table-cell office:value-type="float" office:value="0.88388" calcext:value-type="float">
            <text:p>0,883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846" calcext:value-type="float">
            <text:p>0,99846</text:p>
          </table:table-cell>
          <table:table-cell office:value-type="float" office:value="0.99999" calcext:value-type="float">
            <text:p>0,99999</text:p>
          </table:table-cell>
        </table:table-row>
        <table:table-row table:style-name="ro1">
          <table:table-cell office:value-type="float" office:value="0.89095" calcext:value-type="float">
            <text:p>0,890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07" calcext:value-type="float">
            <text:p>0,999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803" calcext:value-type="float">
            <text:p>0,89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6" calcext:value-type="float">
            <text:p>0,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051" calcext:value-type="float">
            <text:p>0,90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1" calcext:value-type="float">
            <text:p>1,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217" calcext:value-type="float">
            <text:p>0,91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2" calcext:value-type="float">
            <text:p>1,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1924" calcext:value-type="float">
            <text:p>0,91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2" calcext:value-type="float">
            <text:p>1,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2631" calcext:value-type="float">
            <text:p>0,92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3" calcext:value-type="float">
            <text:p>1,0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3338" calcext:value-type="float">
            <text:p>0,93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2" calcext:value-type="float">
            <text:p>1,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45" calcext:value-type="float">
            <text:p>0,940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2" calcext:value-type="float">
            <text:p>1,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752" calcext:value-type="float">
            <text:p>0,94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001" calcext:value-type="float">
            <text:p>1,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459" calcext:value-type="float">
            <text:p>0,9545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167" calcext:value-type="float">
            <text:p>0,961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6874" calcext:value-type="float">
            <text:p>0,968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581" calcext:value-type="float">
            <text:p>0,97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288" calcext:value-type="float">
            <text:p>0,98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8995" calcext:value-type="float">
            <text:p>0,989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8" calcext:value-type="float">
            <text:p>0,99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9702" calcext:value-type="float">
            <text:p>0,99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041" calcext:value-type="float">
            <text:p>1,00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112" calcext:value-type="float">
            <text:p>1,011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182" calcext:value-type="float">
            <text:p>1,018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253" calcext:value-type="float">
            <text:p>1,025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324" calcext:value-type="float">
            <text:p>1,032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394" calcext:value-type="float">
            <text:p>1,039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465" calcext:value-type="float">
            <text:p>1,046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536" calcext:value-type="float">
            <text:p>1,053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07" calcext:value-type="float">
            <text:p>1,060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677" calcext:value-type="float">
            <text:p>1,06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748" calcext:value-type="float">
            <text:p>1,07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819" calcext:value-type="float">
            <text:p>1,081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889" calcext:value-type="float">
            <text:p>1,08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6" calcext:value-type="float">
            <text:p>1,09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031" calcext:value-type="float">
            <text:p>1,103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102" calcext:value-type="float">
            <text:p>1,110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172" calcext:value-type="float">
            <text:p>1,117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243" calcext:value-type="float">
            <text:p>1,124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314" calcext:value-type="float">
            <text:p>1,131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384" calcext:value-type="float">
            <text:p>1,138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455" calcext:value-type="float">
            <text:p>1,145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526" calcext:value-type="float">
            <text:p>1,152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597" calcext:value-type="float">
            <text:p>1,159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667" calcext:value-type="float">
            <text:p>1,166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738" calcext:value-type="float">
            <text:p>1,173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809" calcext:value-type="float">
            <text:p>1,180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879" calcext:value-type="float">
            <text:p>1,187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195" calcext:value-type="float">
            <text:p>1,19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021" calcext:value-type="float">
            <text:p>1,202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092" calcext:value-type="float">
            <text:p>1,209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162" calcext:value-type="float">
            <text:p>1,216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233" calcext:value-type="float">
            <text:p>1,223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304" calcext:value-type="float">
            <text:p>1,230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374" calcext:value-type="float">
            <text:p>1,237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445" calcext:value-type="float">
            <text:p>1,244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16" calcext:value-type="float">
            <text:p>1,251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587" calcext:value-type="float">
            <text:p>1,258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657" calcext:value-type="float">
            <text:p>1,265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728" calcext:value-type="float">
            <text:p>1,272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799" calcext:value-type="float">
            <text:p>1,279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869" calcext:value-type="float">
            <text:p>1,286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294" calcext:value-type="float">
            <text:p>1,29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011" calcext:value-type="float">
            <text:p>1,301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081" calcext:value-type="float">
            <text:p>1,308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152" calcext:value-type="float">
            <text:p>1,315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223" calcext:value-type="float">
            <text:p>1,322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294" calcext:value-type="float">
            <text:p>1,329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364" calcext:value-type="float">
            <text:p>1,336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435" calcext:value-type="float">
            <text:p>1,343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506" calcext:value-type="float">
            <text:p>1,350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576" calcext:value-type="float">
            <text:p>1,357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647" calcext:value-type="float">
            <text:p>1,364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18" calcext:value-type="float">
            <text:p>1,371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789" calcext:value-type="float">
            <text:p>1,37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859" calcext:value-type="float">
            <text:p>1,385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393" calcext:value-type="float">
            <text:p>1,39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001" calcext:value-type="float">
            <text:p>1,400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071" calcext:value-type="float">
            <text:p>1,407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142" calcext:value-type="float">
            <text:p>1,4142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7:09:37.951000000</dc:date>
    <meta:editing-duration>PT3M44S</meta:editing-duration>
    <meta:editing-cycles>1</meta:editing-cycles>
    <meta:generator>LibreOffice/7.4.0.3$Windows_X86_64 LibreOffice_project/f85e47c08ddd19c015c0114a68350214f7066f5a</meta:generator>
    <meta:document-statistic meta:table-count="1" meta:cell-count="101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23cm" svg:height="13.483cm" xlink:href=".." xlink:type="simple" chart:class="chart:scatter" chart:style-name="ch1">
        <chart:legend chart:legend-position="end" svg:x="19.026cm" svg:y="5.683cm" style:legend-expansion="high" chart:style-name="ch2"/>
        <chart:plot-area chart:style-name="ch3" table:cell-range-address="sym.A2:sym.E202" chart:data-source-has-labels="row" svg:x="0.51cm" svg:y="0.182cm" svg:width="18.173cm" svg:height="12.944cm">
          <chart:coordinate-region svg:x="1.375cm" svg:y="0.385cm" svg:width="17.063cm" svg:height="12.5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ym.B2:sym.B202" loext:label-string="t_100" chart:class="chart:scatter">
            <chart:domain table:cell-range-address="sym.A2:sym.A202"/>
            <chart:data-point chart:repeated="201"/>
          </chart:series>
          <chart:series chart:style-name="ch8" chart:values-cell-range-address="sym.C2:sym.C202" loext:label-string="t_50" chart:class="chart:scatter">
            <chart:data-point chart:repeated="201"/>
          </chart:series>
          <chart:series chart:style-name="ch9" chart:values-cell-range-address="sym.D2:sym.D202" loext:label-string="q_50" chart:class="chart:scatter">
            <chart:data-point chart:repeated="201"/>
          </chart:series>
          <chart:series chart:style-name="ch10" chart:values-cell-range-address="sym.E2:sym.E202" loext:label-string="q_100" chart:class="chart:scatter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t_100</text:p>
              </table:table-cell>
              <table:table-cell office:value-type="string">
                <text:p>t_50</text:p>
              </table:table-cell>
              <table:table-cell office:value-type="string">
                <text:p>q_50</text:p>
              </table:table-cell>
              <table:table-cell office:value-type="string">
                <text:p>q_1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ym.A2:sym.A202</svg:desc>
                </draw:g>
              </table:table-cell>
              <table:table-cell office:value-type="float" office:value="0">
                <text:p>0</text:p>
                <draw:g>
                  <svg:desc>sym.B2:sym.B202</svg:desc>
                </draw:g>
              </table:table-cell>
              <table:table-cell office:value-type="float" office:value="-1.6932E-036">
                <text:p>-1.6932E-036</text:p>
                <draw:g>
                  <svg:desc>sym.C2:sym.C202</svg:desc>
                </draw:g>
              </table:table-cell>
              <table:table-cell office:value-type="float" office:value="0">
                <text:p>0</text:p>
                <draw:g>
                  <svg:desc>sym.D2:sym.D202</svg:desc>
                </draw:g>
              </table:table-cell>
              <table:table-cell office:value-type="float" office:value="0">
                <text:p>0</text:p>
                <draw:g>
                  <svg:desc>sym.E2:sym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0711">
                <text:p>0.0070711</text:p>
              </table:table-cell>
              <table:table-cell office:value-type="float" office:value="1.4727E-038">
                <text:p>1.4727E-038</text:p>
              </table:table-cell>
              <table:table-cell office:value-type="float" office:value="5.9111E-022">
                <text:p>5.9111E-022</text:p>
              </table:table-cell>
              <table:table-cell office:value-type="float" office:value="-4.137E-015">
                <text:p>-4.137E-015</text:p>
              </table:table-cell>
              <table:table-cell office:value-type="float" office:value="1.5351E-023">
                <text:p>1.5351E-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42">
                <text:p>0.014142</text:p>
              </table:table-cell>
              <table:table-cell office:value-type="float" office:value="3.3592E-037">
                <text:p>3.3592E-037</text:p>
              </table:table-cell>
              <table:table-cell office:value-type="float" office:value="1.1822E-021">
                <text:p>1.1822E-021</text:p>
              </table:table-cell>
              <table:table-cell office:value-type="float" office:value="-3.645E-015">
                <text:p>-3.645E-015</text:p>
              </table:table-cell>
              <table:table-cell office:value-type="float" office:value="-3.6491E-023">
                <text:p>-3.6491E-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213">
                <text:p>0.021213</text:p>
              </table:table-cell>
              <table:table-cell office:value-type="float" office:value="-2.6469E-037">
                <text:p>-2.6469E-037</text:p>
              </table:table-cell>
              <table:table-cell office:value-type="float" office:value="1.1955E-020">
                <text:p>1.1955E-020</text:p>
              </table:table-cell>
              <table:table-cell office:value-type="float" office:value="-2.3604E-015">
                <text:p>-2.3604E-015</text:p>
              </table:table-cell>
              <table:table-cell office:value-type="float" office:value="-6.1498E-022">
                <text:p>-6.1498E-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8284">
                <text:p>0.028284</text:p>
              </table:table-cell>
              <table:table-cell office:value-type="float" office:value="-4.1495E-036">
                <text:p>-4.1495E-036</text:p>
              </table:table-cell>
              <table:table-cell office:value-type="float" office:value="2.3206E-020">
                <text:p>2.3206E-020</text:p>
              </table:table-cell>
              <table:table-cell office:value-type="float" office:value="-2.8319E-016">
                <text:p>-2.8319E-016</text:p>
              </table:table-cell>
              <table:table-cell office:value-type="float" office:value="-1.2575E-021">
                <text:p>-1.2575E-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355">
                <text:p>0.035355</text:p>
              </table:table-cell>
              <table:table-cell office:value-type="float" office:value="-1.4445E-035">
                <text:p>-1.4445E-035</text:p>
              </table:table-cell>
              <table:table-cell office:value-type="float" office:value="7.4771E-021">
                <text:p>7.4771E-021</text:p>
              </table:table-cell>
              <table:table-cell office:value-type="float" office:value="0.000000000000020316">
                <text:p>0.000000000000020316</text:p>
              </table:table-cell>
              <table:table-cell office:value-type="float" office:value="1.3342E-021">
                <text:p>1.3342E-0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426">
                <text:p>0.042426</text:p>
              </table:table-cell>
              <table:table-cell office:value-type="float" office:value="-2.2554E-035">
                <text:p>-2.2554E-035</text:p>
              </table:table-cell>
              <table:table-cell office:value-type="float" office:value="-5.7653E-020">
                <text:p>-5.7653E-020</text:p>
              </table:table-cell>
              <table:table-cell office:value-type="float" office:value="0.000000000000037812">
                <text:p>0.000000000000037812</text:p>
              </table:table-cell>
              <table:table-cell office:value-type="float" office:value="5.6209E-021">
                <text:p>5.6209E-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9497">
                <text:p>0.049497</text:p>
              </table:table-cell>
              <table:table-cell office:value-type="float" office:value="1.0475E-034">
                <text:p>1.0475E-034</text:p>
              </table:table-cell>
              <table:table-cell office:value-type="float" office:value="-1.2271E-019">
                <text:p>-1.2271E-019</text:p>
              </table:table-cell>
              <table:table-cell office:value-type="float" office:value="0.000000000000052204">
                <text:p>0.000000000000052204</text:p>
              </table:table-cell>
              <table:table-cell office:value-type="float" office:value="8.7177E-021">
                <text:p>8.7177E-0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569">
                <text:p>0.056569</text:p>
              </table:table-cell>
              <table:table-cell office:value-type="float" office:value="4.6039E-034">
                <text:p>4.6039E-034</text:p>
              </table:table-cell>
              <table:table-cell office:value-type="float" office:value="-3.1569E-019">
                <text:p>-3.1569E-019</text:p>
              </table:table-cell>
              <table:table-cell office:value-type="float" office:value="0.000000000000063494">
                <text:p>0.000000000000063494</text:p>
              </table:table-cell>
              <table:table-cell office:value-type="float" office:value="6.8866E-021">
                <text:p>6.8866E-0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364">
                <text:p>0.06364</text:p>
              </table:table-cell>
              <table:table-cell office:value-type="float" office:value="7.0019E-034">
                <text:p>7.0019E-034</text:p>
              </table:table-cell>
              <table:table-cell office:value-type="float" office:value="-5.6929E-019">
                <text:p>-5.6929E-019</text:p>
              </table:table-cell>
              <table:table-cell office:value-type="float" office:value="0.000000000000015088">
                <text:p>0.000000000000015088</text:p>
              </table:table-cell>
              <table:table-cell office:value-type="float" office:value="-4.3869E-020">
                <text:p>-4.3869E-0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0711">
                <text:p>0.070711</text:p>
              </table:table-cell>
              <table:table-cell office:value-type="float" office:value="-5.3849E-033">
                <text:p>-5.3849E-033</text:p>
              </table:table-cell>
              <table:table-cell office:value-type="float" office:value="-8.2288E-019">
                <text:p>-8.2288E-019</text:p>
              </table:table-cell>
              <table:table-cell office:value-type="float" office:value="-0.000000000000021937">
                <text:p>-0.000000000000021937</text:p>
              </table:table-cell>
              <table:table-cell office:value-type="float" office:value="-1.0727E-019">
                <text:p>-1.0727E-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782">
                <text:p>0.077782</text:p>
              </table:table-cell>
              <table:table-cell office:value-type="float" office:value="-1.3968E-032">
                <text:p>-1.3968E-032</text:p>
              </table:table-cell>
              <table:table-cell office:value-type="float" office:value="-1.3768E-019">
                <text:p>-1.3768E-019</text:p>
              </table:table-cell>
              <table:table-cell office:value-type="float" office:value="-0.00000000000004758">
                <text:p>-0.00000000000004758</text:p>
              </table:table-cell>
              <table:table-cell office:value-type="float" office:value="-2.3606E-020">
                <text:p>-2.3606E-0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4853">
                <text:p>0.084853</text:p>
              </table:table-cell>
              <table:table-cell office:value-type="float" office:value="-2.4353E-032">
                <text:p>-2.4353E-032</text:p>
              </table:table-cell>
              <table:table-cell office:value-type="float" office:value="5.6514E-019">
                <text:p>5.6514E-019</text:p>
              </table:table-cell>
              <table:table-cell office:value-type="float" office:value="-0.000000000000061841">
                <text:p>-0.000000000000061841</text:p>
              </table:table-cell>
              <table:table-cell office:value-type="float" office:value="1.6217E-019">
                <text:p>1.6217E-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1924">
                <text:p>0.091924</text:p>
              </table:table-cell>
              <table:table-cell office:value-type="float" office:value="7.4367E-032">
                <text:p>7.4367E-032</text:p>
              </table:table-cell>
              <table:table-cell office:value-type="float" office:value="5.0249E-018">
                <text:p>5.0249E-018</text:p>
              </table:table-cell>
              <table:table-cell office:value-type="float" office:value="-0.00000000000010702">
                <text:p>-0.00000000000010702</text:p>
              </table:table-cell>
              <table:table-cell office:value-type="float" office:value="6.2238E-019">
                <text:p>6.2238E-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8995">
                <text:p>0.098995</text:p>
              </table:table-cell>
              <table:table-cell office:value-type="float" office:value="2.7498E-031">
                <text:p>2.7498E-031</text:p>
              </table:table-cell>
              <table:table-cell office:value-type="float" office:value="1.0095E-017">
                <text:p>1.0095E-017</text:p>
              </table:table-cell>
              <table:table-cell office:value-type="float" office:value="-0.00000000000026202">
                <text:p>-0.00000000000026202</text:p>
              </table:table-cell>
              <table:table-cell office:value-type="float" office:value="9.9313E-019">
                <text:p>9.9313E-0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07">
                <text:p>0.10607</text:p>
              </table:table-cell>
              <table:table-cell office:value-type="float" office:value="6.0514E-031">
                <text:p>6.0514E-031</text:p>
              </table:table-cell>
              <table:table-cell office:value-type="float" office:value="1.3557E-017">
                <text:p>1.3557E-017</text:p>
              </table:table-cell>
              <table:table-cell office:value-type="float" office:value="-0.00000000000052684">
                <text:p>-0.00000000000052684</text:p>
              </table:table-cell>
              <table:table-cell office:value-type="float" office:value="-9.9823E-019">
                <text:p>-9.9823E-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14">
                <text:p>0.11314</text:p>
              </table:table-cell>
              <table:table-cell office:value-type="float" office:value="-8.2927E-031">
                <text:p>-8.2927E-031</text:p>
              </table:table-cell>
              <table:table-cell office:value-type="float" office:value="-7.4277E-018">
                <text:p>-7.4277E-018</text:p>
              </table:table-cell>
              <table:table-cell office:value-type="float" office:value="-0.0000000000009015">
                <text:p>-0.0000000000009015</text:p>
              </table:table-cell>
              <table:table-cell office:value-type="float" office:value="-3.9665E-018">
                <text:p>-3.9665E-0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021">
                <text:p>0.12021</text:p>
              </table:table-cell>
              <table:table-cell office:value-type="float" office:value="-8.3517E-030">
                <text:p>-8.3517E-030</text:p>
              </table:table-cell>
              <table:table-cell office:value-type="float" office:value="-2.8413E-017">
                <text:p>-2.8413E-017</text:p>
              </table:table-cell>
              <table:table-cell office:value-type="float" office:value="-0.0000000000015135">
                <text:p>-0.0000000000015135</text:p>
              </table:table-cell>
              <table:table-cell office:value-type="float" office:value="-4.9429E-018">
                <text:p>-4.9429E-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728">
                <text:p>0.12728</text:p>
              </table:table-cell>
              <table:table-cell office:value-type="float" office:value="-9.9175E-030">
                <text:p>-9.9175E-030</text:p>
              </table:table-cell>
              <table:table-cell office:value-type="float" office:value="-4.9749E-017">
                <text:p>-4.9749E-017</text:p>
              </table:table-cell>
              <table:table-cell office:value-type="float" office:value="-0.0000000000016639">
                <text:p>-0.0000000000016639</text:p>
              </table:table-cell>
              <table:table-cell office:value-type="float" office:value="-2.873E-018">
                <text:p>-2.873E-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435">
                <text:p>0.13435</text:p>
              </table:table-cell>
              <table:table-cell office:value-type="float" office:value="9.1084E-030">
                <text:p>9.1084E-030</text:p>
              </table:table-cell>
              <table:table-cell office:value-type="float" office:value="-1.0559E-016">
                <text:p>-1.0559E-016</text:p>
              </table:table-cell>
              <table:table-cell office:value-type="float" office:value="-0.0000000000013527">
                <text:p>-0.0000000000013527</text:p>
              </table:table-cell>
              <table:table-cell office:value-type="float" office:value="1.9396E-017">
                <text:p>1.9396E-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142">
                <text:p>0.14142</text:p>
              </table:table-cell>
              <table:table-cell office:value-type="float" office:value="1.1187E-028">
                <text:p>1.1187E-028</text:p>
              </table:table-cell>
              <table:table-cell office:value-type="float" office:value="-1.6148E-016">
                <text:p>-1.6148E-016</text:p>
              </table:table-cell>
              <table:table-cell office:value-type="float" office:value="-0.00000000000057986">
                <text:p>-0.00000000000057986</text:p>
              </table:table-cell>
              <table:table-cell office:value-type="float" office:value="4.5283E-017">
                <text:p>4.5283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849">
                <text:p>0.14849</text:p>
              </table:table-cell>
              <table:table-cell office:value-type="float" office:value="3.9104E-028">
                <text:p>3.9104E-028</text:p>
              </table:table-cell>
              <table:table-cell office:value-type="float" office:value="-9.849E-017">
                <text:p>-9.849E-017</text:p>
              </table:table-cell>
              <table:table-cell office:value-type="float" office:value="0.0000000000089307">
                <text:p>0.0000000000089307</text:p>
              </table:table-cell>
              <table:table-cell office:value-type="float" office:value="1.3998E-017">
                <text:p>1.3998E-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556">
                <text:p>0.15556</text:p>
              </table:table-cell>
              <table:table-cell office:value-type="float" office:value="-1.1905E-028">
                <text:p>-1.1905E-028</text:p>
              </table:table-cell>
              <table:table-cell office:value-type="float" office:value="8.7364E-017">
                <text:p>8.7364E-017</text:p>
              </table:table-cell>
              <table:table-cell office:value-type="float" office:value="0.000000000019606">
                <text:p>0.000000000019606</text:p>
              </table:table-cell>
              <table:table-cell office:value-type="float" office:value="-5.2742E-017">
                <text:p>-5.2742E-0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63">
                <text:p>0.16263</text:p>
              </table:table-cell>
              <table:table-cell office:value-type="float" office:value="-2.6341E-027">
                <text:p>-2.6341E-027</text:p>
              </table:table-cell>
              <table:table-cell office:value-type="float" office:value="4.4286E-016">
                <text:p>4.4286E-016</text:p>
              </table:table-cell>
              <table:table-cell office:value-type="float" office:value="0.000000000031445">
                <text:p>0.000000000031445</text:p>
              </table:table-cell>
              <table:table-cell office:value-type="float" office:value="-1.9959E-016">
                <text:p>-1.9959E-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971">
                <text:p>0.16971</text:p>
              </table:table-cell>
              <table:table-cell office:value-type="float" office:value="-7.6979E-027">
                <text:p>-7.6979E-027</text:p>
              </table:table-cell>
              <table:table-cell office:value-type="float" office:value="9.9434E-016">
                <text:p>9.9434E-016</text:p>
              </table:table-cell>
              <table:table-cell office:value-type="float" office:value="0.000000000044449">
                <text:p>0.000000000044449</text:p>
              </table:table-cell>
              <table:table-cell office:value-type="float" office:value="-3.1406E-016">
                <text:p>-3.1406E-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678">
                <text:p>0.17678</text:p>
              </table:table-cell>
              <table:table-cell office:value-type="float" office:value="-1.4439E-026">
                <text:p>-1.4439E-026</text:p>
              </table:table-cell>
              <table:table-cell office:value-type="float" office:value="1.5458E-015">
                <text:p>1.5458E-015</text:p>
              </table:table-cell>
              <table:table-cell office:value-type="float" office:value="0.0000000000083725">
                <text:p>0.0000000000083725</text:p>
              </table:table-cell>
              <table:table-cell office:value-type="float" office:value="1.9245E-016">
                <text:p>1.924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385">
                <text:p>0.18385</text:p>
              </table:table-cell>
              <table:table-cell office:value-type="float" office:value="1.3492E-025">
                <text:p>1.3492E-025</text:p>
              </table:table-cell>
              <table:table-cell office:value-type="float" office:value="-3.2561E-017">
                <text:p>-3.2561E-017</text:p>
              </table:table-cell>
              <table:table-cell office:value-type="float" office:value="-0.000000000049249">
                <text:p>-0.000000000049249</text:p>
              </table:table-cell>
              <table:table-cell office:value-type="float" office:value="9.3757E-016">
                <text:p>9.3757E-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9092">
                <text:p>0.19092</text:p>
              </table:table-cell>
              <table:table-cell office:value-type="float" office:value="1.9821E-025">
                <text:p>1.9821E-025</text:p>
              </table:table-cell>
              <table:table-cell office:value-type="float" office:value="-3.097E-015">
                <text:p>-3.097E-015</text:p>
              </table:table-cell>
              <table:table-cell office:value-type="float" office:value="-0.00000000012842">
                <text:p>-0.00000000012842</text:p>
              </table:table-cell>
              <table:table-cell office:value-type="float" office:value="1.331E-015">
                <text:p>1.331E-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799">
                <text:p>0.19799</text:p>
              </table:table-cell>
              <table:table-cell office:value-type="float" office:value="1.4257E-025">
                <text:p>1.4257E-025</text:p>
              </table:table-cell>
              <table:table-cell office:value-type="float" office:value="-6.1614E-015">
                <text:p>-6.1614E-015</text:p>
              </table:table-cell>
              <table:table-cell office:value-type="float" office:value="-0.00000000022913">
                <text:p>-0.00000000022913</text:p>
              </table:table-cell>
              <table:table-cell office:value-type="float" office:value="1.0811E-015">
                <text:p>1.0811E-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506">
                <text:p>0.20506</text:p>
              </table:table-cell>
              <table:table-cell office:value-type="float" office:value="-8.6524E-025">
                <text:p>-8.6524E-025</text:p>
              </table:table-cell>
              <table:table-cell office:value-type="float" office:value="-9.3276E-015">
                <text:p>-9.3276E-015</text:p>
              </table:table-cell>
              <table:table-cell office:value-type="float" office:value="-0.00000000027838">
                <text:p>-0.00000000027838</text:p>
              </table:table-cell>
              <table:table-cell office:value-type="float" office:value="-3.3403E-015">
                <text:p>-3.3403E-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213">
                <text:p>0.21213</text:p>
              </table:table-cell>
              <table:table-cell office:value-type="float" office:value="-4.3213E-024">
                <text:p>-4.3213E-024</text:p>
              </table:table-cell>
              <table:table-cell office:value-type="float" office:value="-0.000000000000012223">
                <text:p>-0.000000000000012223</text:p>
              </table:table-cell>
              <table:table-cell office:value-type="float" office:value="-0.00000000023023">
                <text:p>-0.00000000023023</text:p>
              </table:table-cell>
              <table:table-cell office:value-type="float" office:value="-8.5314E-015">
                <text:p>-8.5314E-0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2">
                <text:p>0.2192</text:p>
              </table:table-cell>
              <table:table-cell office:value-type="float" office:value="-3.7911E-024">
                <text:p>-3.7911E-024</text:p>
              </table:table-cell>
              <table:table-cell office:value-type="float" office:value="-0.000000000000015119">
                <text:p>-0.000000000000015119</text:p>
              </table:table-cell>
              <table:table-cell office:value-type="float" office:value="-0.000000000084679">
                <text:p>-0.000000000084679</text:p>
              </table:table-cell>
              <table:table-cell office:value-type="float" office:value="-5.2151E-015">
                <text:p>-5.2151E-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627">
                <text:p>0.22627</text:p>
              </table:table-cell>
              <table:table-cell office:value-type="float" office:value="1.4638E-023">
                <text:p>1.4638E-023</text:p>
              </table:table-cell>
              <table:table-cell office:value-type="float" office:value="4.74E-015">
                <text:p>4.74E-015</text:p>
              </table:table-cell>
              <table:table-cell office:value-type="float" office:value="0.00000000015827">
                <text:p>0.00000000015827</text:p>
              </table:table-cell>
              <table:table-cell office:value-type="float" office:value="3.7411E-015">
                <text:p>3.7411E-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335">
                <text:p>0.23335</text:p>
              </table:table-cell>
              <table:table-cell office:value-type="float" office:value="3.9747E-023">
                <text:p>3.9747E-023</text:p>
              </table:table-cell>
              <table:table-cell office:value-type="float" office:value="0.000000000000043915">
                <text:p>0.000000000000043915</text:p>
              </table:table-cell>
              <table:table-cell office:value-type="float" office:value="0.000000001198">
                <text:p>0.000000001198</text:p>
              </table:table-cell>
              <table:table-cell office:value-type="float" office:value="0.000000000000029441">
                <text:p>0.000000000000029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42">
                <text:p>0.24042</text:p>
              </table:table-cell>
              <table:table-cell office:value-type="float" office:value="6.5123E-023">
                <text:p>6.5123E-023</text:p>
              </table:table-cell>
              <table:table-cell office:value-type="float" office:value="0.000000000000083089">
                <text:p>0.000000000000083089</text:p>
              </table:table-cell>
              <table:table-cell office:value-type="float" office:value="0.0000000021773">
                <text:p>0.0000000021773</text:p>
              </table:table-cell>
              <table:table-cell office:value-type="float" office:value="0.000000000000052381">
                <text:p>0.0000000000000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749">
                <text:p>0.24749</text:p>
              </table:table-cell>
              <table:table-cell office:value-type="float" office:value="-7.2355E-023">
                <text:p>-7.2355E-023</text:p>
              </table:table-cell>
              <table:table-cell office:value-type="float" office:value="0.000000000000080895">
                <text:p>0.000000000000080895</text:p>
              </table:table-cell>
              <table:table-cell office:value-type="float" office:value="0.0000000030959">
                <text:p>0.0000000030959</text:p>
              </table:table-cell>
              <table:table-cell office:value-type="float" office:value="-8.358E-016">
                <text:p>-8.358E-0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456">
                <text:p>0.25456</text:p>
              </table:table-cell>
              <table:table-cell office:value-type="float" office:value="-3.5809E-022">
                <text:p>-3.5809E-022</text:p>
              </table:table-cell>
              <table:table-cell office:value-type="float" office:value="0.000000000000058259">
                <text:p>0.000000000000058259</text:p>
              </table:table-cell>
              <table:table-cell office:value-type="float" office:value="0.0000000039541">
                <text:p>0.0000000039541</text:p>
              </table:table-cell>
              <table:table-cell office:value-type="float" office:value="-0.000000000000085872">
                <text:p>-0.0000000000000858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163">
                <text:p>0.26163</text:p>
              </table:table-cell>
              <table:table-cell office:value-type="float" office:value="-8.7448E-022">
                <text:p>-8.7448E-022</text:p>
              </table:table-cell>
              <table:table-cell office:value-type="float" office:value="0.000000000000034936">
                <text:p>0.000000000000034936</text:p>
              </table:table-cell>
              <table:table-cell office:value-type="float" office:value="0.000000000079626">
                <text:p>0.000000000079626</text:p>
              </table:table-cell>
              <table:table-cell office:value-type="float" office:value="-0.00000000000018049">
                <text:p>-0.00000000000018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87">
                <text:p>0.2687</text:p>
              </table:table-cell>
              <table:table-cell office:value-type="float" office:value="1.4571E-022">
                <text:p>1.4571E-022</text:p>
              </table:table-cell>
              <table:table-cell office:value-type="float" office:value="-0.0000000000005195">
                <text:p>-0.0000000000005195</text:p>
              </table:table-cell>
              <table:table-cell office:value-type="float" office:value="-0.0000000053476">
                <text:p>-0.0000000053476</text:p>
              </table:table-cell>
              <table:table-cell office:value-type="float" office:value="-0.00000000000021875">
                <text:p>-0.000000000000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577">
                <text:p>0.27577</text:p>
              </table:table-cell>
              <table:table-cell office:value-type="float" office:value="3.5426E-021">
                <text:p>3.5426E-021</text:p>
              </table:table-cell>
              <table:table-cell office:value-type="float" office:value="-0.0000000000011375">
                <text:p>-0.0000000000011375</text:p>
              </table:table-cell>
              <table:table-cell office:value-type="float" office:value="-0.000000012328">
                <text:p>-0.000000012328</text:p>
              </table:table-cell>
              <table:table-cell office:value-type="float" office:value="0.00000000000019407">
                <text:p>0.000000000000194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284">
                <text:p>0.28284</text:p>
              </table:table-cell>
              <table:table-cell office:value-type="float" office:value="8.8364E-021">
                <text:p>8.8364E-021</text:p>
              </table:table-cell>
              <table:table-cell office:value-type="float" office:value="-0.0000000000017555">
                <text:p>-0.0000000000017555</text:p>
              </table:table-cell>
              <table:table-cell office:value-type="float" office:value="-0.000000020861">
                <text:p>-0.000000020861</text:p>
              </table:table-cell>
              <table:table-cell office:value-type="float" office:value="0.00000000000072031">
                <text:p>0.000000000000720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991">
                <text:p>0.28991</text:p>
              </table:table-cell>
              <table:table-cell office:value-type="float" office:value="-1.1529E-021">
                <text:p>-1.1529E-021</text:p>
              </table:table-cell>
              <table:table-cell office:value-type="float" office:value="-0.0000000000022165">
                <text:p>-0.0000000000022165</text:p>
              </table:table-cell>
              <table:table-cell office:value-type="float" office:value="-0.000000023624">
                <text:p>-0.000000023624</text:p>
              </table:table-cell>
              <table:table-cell office:value-type="float" office:value="0.0000000000008092">
                <text:p>0.0000000000008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698">
                <text:p>0.29698</text:p>
              </table:table-cell>
              <table:table-cell office:value-type="float" office:value="-3.6347E-020">
                <text:p>-3.6347E-020</text:p>
              </table:table-cell>
              <table:table-cell office:value-type="float" office:value="0.0000000000026408">
                <text:p>0.0000000000026408</text:p>
              </table:table-cell>
              <table:table-cell office:value-type="float" office:value="-0.000000018939">
                <text:p>-0.000000018939</text:p>
              </table:table-cell>
              <table:table-cell office:value-type="float" office:value="0.00000000000046485">
                <text:p>0.00000000000046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406">
                <text:p>0.30406</text:p>
              </table:table-cell>
              <table:table-cell office:value-type="float" office:value="-8.5818E-020">
                <text:p>-8.5818E-020</text:p>
              </table:table-cell>
              <table:table-cell office:value-type="float" office:value="0.0000000000083088">
                <text:p>0.0000000000083088</text:p>
              </table:table-cell>
              <table:table-cell office:value-type="float" office:value="-0.0000000068057">
                <text:p>-0.0000000068057</text:p>
              </table:table-cell>
              <table:table-cell office:value-type="float" office:value="-0.0000000000017844">
                <text:p>-0.0000000000017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113">
                <text:p>0.31113</text:p>
              </table:table-cell>
              <table:table-cell office:value-type="float" office:value="-2.8974E-021">
                <text:p>-2.8974E-021</text:p>
              </table:table-cell>
              <table:table-cell office:value-type="float" office:value="0.000000000013977">
                <text:p>0.000000000013977</text:p>
              </table:table-cell>
              <table:table-cell office:value-type="float" office:value="0.000000012777">
                <text:p>0.000000012777</text:p>
              </table:table-cell>
              <table:table-cell office:value-type="float" office:value="-0.0000000000041478">
                <text:p>-0.0000000000041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82">
                <text:p>0.3182</text:p>
              </table:table-cell>
              <table:table-cell office:value-type="float" office:value="2.8265E-019">
                <text:p>2.8265E-019</text:p>
              </table:table-cell>
              <table:table-cell office:value-type="float" office:value="0.00000000001091">
                <text:p>0.00000000001091</text:p>
              </table:table-cell>
              <table:table-cell office:value-type="float" office:value="0.000000090208">
                <text:p>0.000000090208</text:p>
              </table:table-cell>
              <table:table-cell office:value-type="float" office:value="-0.0000000000024342">
                <text:p>-0.0000000000024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527">
                <text:p>0.32527</text:p>
              </table:table-cell>
              <table:table-cell office:value-type="float" office:value="7.7791E-019">
                <text:p>7.7791E-019</text:p>
              </table:table-cell>
              <table:table-cell office:value-type="float" office:value="0.000000000001006">
                <text:p>0.000000000001006</text:p>
              </table:table-cell>
              <table:table-cell office:value-type="float" office:value="0.00000016662">
                <text:p>0.00000016662</text:p>
              </table:table-cell>
              <table:table-cell office:value-type="float" office:value="0.000000000001553">
                <text:p>0.000000000001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234">
                <text:p>0.33234</text:p>
              </table:table-cell>
              <table:table-cell office:value-type="float" office:value="4.5307E-019">
                <text:p>4.5307E-019</text:p>
              </table:table-cell>
              <table:table-cell office:value-type="float" office:value="-0.0000000000088974">
                <text:p>-0.0000000000088974</text:p>
              </table:table-cell>
              <table:table-cell office:value-type="float" office:value="0.00000024201">
                <text:p>0.00000024201</text:p>
              </table:table-cell>
              <table:table-cell office:value-type="float" office:value="0.000000000010661">
                <text:p>0.000000000010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941">
                <text:p>0.33941</text:p>
              </table:table-cell>
              <table:table-cell office:value-type="float" office:value="-2.335E-018">
                <text:p>-2.335E-018</text:p>
              </table:table-cell>
              <table:table-cell office:value-type="float" office:value="-0.00000000006441">
                <text:p>-0.00000000006441</text:p>
              </table:table-cell>
              <table:table-cell office:value-type="float" office:value="0.00000031639">
                <text:p>0.00000031639</text:p>
              </table:table-cell>
              <table:table-cell office:value-type="float" office:value="0.000000000017897">
                <text:p>0.0000000000178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48">
                <text:p>0.34648</text:p>
              </table:table-cell>
              <table:table-cell office:value-type="float" office:value="-7.5038E-018">
                <text:p>-7.5038E-018</text:p>
              </table:table-cell>
              <table:table-cell office:value-type="float" office:value="-0.00000000014986">
                <text:p>-0.00000000014986</text:p>
              </table:table-cell>
              <table:table-cell office:value-type="float" office:value="0.00000011635">
                <text:p>0.00000011635</text:p>
              </table:table-cell>
              <table:table-cell office:value-type="float" office:value="0.0000000000012253">
                <text:p>0.0000000000012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355">
                <text:p>0.35355</text:p>
              </table:table-cell>
              <table:table-cell office:value-type="float" office:value="1.5121E-018">
                <text:p>1.5121E-018</text:p>
              </table:table-cell>
              <table:table-cell office:value-type="float" office:value="-0.00000000023531">
                <text:p>-0.00000000023531</text:p>
              </table:table-cell>
              <table:table-cell office:value-type="float" office:value="-0.00000019424">
                <text:p>-0.00000019424</text:p>
              </table:table-cell>
              <table:table-cell office:value-type="float" office:value="-0.000000000024124">
                <text:p>-0.000000000024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062">
                <text:p>0.36062</text:p>
              </table:table-cell>
              <table:table-cell office:value-type="float" office:value="1.9433E-017">
                <text:p>1.9433E-017</text:p>
              </table:table-cell>
              <table:table-cell office:value-type="float" office:value="-0.00000000021401">
                <text:p>-0.00000000021401</text:p>
              </table:table-cell>
              <table:table-cell office:value-type="float" office:value="-0.00000061538">
                <text:p>-0.00000061538</text:p>
              </table:table-cell>
              <table:table-cell office:value-type="float" office:value="-0.000000000047024">
                <text:p>-0.000000000047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77">
                <text:p>0.3677</text:p>
              </table:table-cell>
              <table:table-cell office:value-type="float" office:value="5.7126E-017">
                <text:p>5.7126E-017</text:p>
              </table:table-cell>
              <table:table-cell office:value-type="float" office:value="-0.0000000001721">
                <text:p>-0.0000000001721</text:p>
              </table:table-cell>
              <table:table-cell office:value-type="float" office:value="-0.0000011471">
                <text:p>-0.0000011471</text:p>
              </table:table-cell>
              <table:table-cell office:value-type="float" office:value="-0.00000000005026">
                <text:p>-0.00000000005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477">
                <text:p>0.37477</text:p>
              </table:table-cell>
              <table:table-cell office:value-type="float" office:value="4.247E-017">
                <text:p>4.247E-017</text:p>
              </table:table-cell>
              <table:table-cell office:value-type="float" office:value="-0.000000000045291">
                <text:p>-0.000000000045291</text:p>
              </table:table-cell>
              <table:table-cell office:value-type="float" office:value="-0.0000018116">
                <text:p>-0.0000018116</text:p>
              </table:table-cell>
              <table:table-cell office:value-type="float" office:value="0.000000000051862">
                <text:p>0.000000000051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184">
                <text:p>0.38184</text:p>
              </table:table-cell>
              <table:table-cell office:value-type="float" office:value="-1.4861E-016">
                <text:p>-1.4861E-016</text:p>
              </table:table-cell>
              <table:table-cell office:value-type="float" office:value="0.0000000012615">
                <text:p>0.0000000012615</text:p>
              </table:table-cell>
              <table:table-cell office:value-type="float" office:value="-0.0000022006">
                <text:p>-0.0000022006</text:p>
              </table:table-cell>
              <table:table-cell office:value-type="float" office:value="0.00000000016941">
                <text:p>0.000000000169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891">
                <text:p>0.38891</text:p>
              </table:table-cell>
              <table:table-cell office:value-type="float" office:value="-2.6696E-016">
                <text:p>-2.6696E-016</text:p>
              </table:table-cell>
              <table:table-cell office:value-type="float" office:value="0.0000000027138">
                <text:p>0.0000000027138</text:p>
              </table:table-cell>
              <table:table-cell office:value-type="float" office:value="-0.000002314">
                <text:p>-0.000002314</text:p>
              </table:table-cell>
              <table:table-cell office:value-type="float" office:value="0.0000000001159">
                <text:p>0.0000000001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9598">
                <text:p>0.39598</text:p>
              </table:table-cell>
              <table:table-cell office:value-type="float" office:value="1.5687E-016">
                <text:p>1.5687E-016</text:p>
              </table:table-cell>
              <table:table-cell office:value-type="float" office:value="0.0000000040433">
                <text:p>0.0000000040433</text:p>
              </table:table-cell>
              <table:table-cell office:value-type="float" office:value="-0.0000021518">
                <text:p>-0.0000021518</text:p>
              </table:table-cell>
              <table:table-cell office:value-type="float" office:value="-0.000000000076871">
                <text:p>-0.0000000000768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05">
                <text:p>0.40305</text:p>
              </table:table-cell>
              <table:table-cell office:value-type="float" office:value="6.4702E-016">
                <text:p>6.4702E-016</text:p>
              </table:table-cell>
              <table:table-cell office:value-type="float" office:value="0.0000000016831">
                <text:p>0.0000000016831</text:p>
              </table:table-cell>
              <table:table-cell office:value-type="float" office:value="0.0000019649">
                <text:p>0.0000019649</text:p>
              </table:table-cell>
              <table:table-cell office:value-type="float" office:value="-0.00000000054912">
                <text:p>-0.00000000054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012">
                <text:p>0.41012</text:p>
              </table:table-cell>
              <table:table-cell office:value-type="float" office:value="-6.0532E-016">
                <text:p>-6.0532E-016</text:p>
              </table:table-cell>
              <table:table-cell office:value-type="float" office:value="-0.00000000067716">
                <text:p>-0.00000000067716</text:p>
              </table:table-cell>
              <table:table-cell office:value-type="float" office:value="0.0000070196">
                <text:p>0.0000070196</text:p>
              </table:table-cell>
              <table:table-cell office:value-type="float" office:value="-0.00000000085743">
                <text:p>-0.000000000857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719">
                <text:p>0.41719</text:p>
              </table:table-cell>
              <table:table-cell office:value-type="float" office:value="-5.2488E-015">
                <text:p>-5.2488E-015</text:p>
              </table:table-cell>
              <table:table-cell office:value-type="float" office:value="-0.0000000030374">
                <text:p>-0.0000000030374</text:p>
              </table:table-cell>
              <table:table-cell office:value-type="float" office:value="0.000013012">
                <text:p>0.000013012</text:p>
              </table:table-cell>
              <table:table-cell office:value-type="float" office:value="0.00000000066956">
                <text:p>0.00000000066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426">
                <text:p>0.42426</text:p>
              </table:table-cell>
              <table:table-cell office:value-type="float" office:value="-0.000000000000010393">
                <text:p>-0.000000000000010393</text:p>
              </table:table-cell>
              <table:table-cell office:value-type="float" office:value="-0.000000016974">
                <text:p>-0.000000016974</text:p>
              </table:table-cell>
              <table:table-cell office:value-type="float" office:value="0.000019943">
                <text:p>0.000019943</text:p>
              </table:table-cell>
              <table:table-cell office:value-type="float" office:value="0.0000000030417">
                <text:p>0.00000000304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134">
                <text:p>0.43134</text:p>
              </table:table-cell>
              <table:table-cell office:value-type="float" office:value="0.000000000000040065">
                <text:p>0.000000000000040065</text:p>
              </table:table-cell>
              <table:table-cell office:value-type="float" office:value="-0.000000035291">
                <text:p>-0.000000035291</text:p>
              </table:table-cell>
              <table:table-cell office:value-type="float" office:value="0.000022915">
                <text:p>0.000022915</text:p>
              </table:table-cell>
              <table:table-cell office:value-type="float" office:value="0.0000000042447">
                <text:p>0.00000000424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841">
                <text:p>0.43841</text:p>
              </table:table-cell>
              <table:table-cell office:value-type="float" office:value="0.000000000000073425">
                <text:p>0.000000000000073425</text:p>
              </table:table-cell>
              <table:table-cell office:value-type="float" office:value="-0.00000005329">
                <text:p>-0.00000005329</text:p>
              </table:table-cell>
              <table:table-cell office:value-type="float" office:value="0.000021556">
                <text:p>0.000021556</text:p>
              </table:table-cell>
              <table:table-cell office:value-type="float" office:value="0.0000000025503">
                <text:p>0.00000000255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4548">
                <text:p>0.44548</text:p>
              </table:table-cell>
              <table:table-cell office:value-type="float" office:value="0.000000000000042452">
                <text:p>0.000000000000042452</text:p>
              </table:table-cell>
              <table:table-cell office:value-type="float" office:value="-0.000000043449">
                <text:p>-0.000000043449</text:p>
              </table:table-cell>
              <table:table-cell office:value-type="float" office:value="0.000015866">
                <text:p>0.000015866</text:p>
              </table:table-cell>
              <table:table-cell office:value-type="float" office:value="-0.000000015138">
                <text:p>-0.0000000151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255">
                <text:p>0.45255</text:p>
              </table:table-cell>
              <table:table-cell office:value-type="float" office:value="-0.0000000000004643">
                <text:p>-0.0000000000004643</text:p>
              </table:table-cell>
              <table:table-cell office:value-type="float" office:value="0.00000010028">
                <text:p>0.00000010028</text:p>
              </table:table-cell>
              <table:table-cell office:value-type="float" office:value="0.0000058446">
                <text:p>0.0000058446</text:p>
              </table:table-cell>
              <table:table-cell office:value-type="float" office:value="-0.00000003747">
                <text:p>-0.000000037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962">
                <text:p>0.45962</text:p>
              </table:table-cell>
              <table:table-cell office:value-type="float" office:value="-0.00000000000123">
                <text:p>-0.00000000000123</text:p>
              </table:table-cell>
              <table:table-cell office:value-type="float" office:value="0.00000022914">
                <text:p>0.00000022914</text:p>
              </table:table-cell>
              <table:table-cell office:value-type="float" office:value="-0.000044543">
                <text:p>-0.000044543</text:p>
              </table:table-cell>
              <table:table-cell office:value-type="float" office:value="-0.000000031373">
                <text:p>-0.0000000313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669">
                <text:p>0.46669</text:p>
              </table:table-cell>
              <table:table-cell office:value-type="float" office:value="-0.0000000000016609">
                <text:p>-0.0000000000016609</text:p>
              </table:table-cell>
              <table:table-cell office:value-type="float" office:value="0.00000035799">
                <text:p>0.00000035799</text:p>
              </table:table-cell>
              <table:table-cell office:value-type="float" office:value="-0.00010198">
                <text:p>-0.00010198</text:p>
              </table:table-cell>
              <table:table-cell office:value-type="float" office:value="0.0000000063116">
                <text:p>0.00000000631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376">
                <text:p>0.47376</text:p>
              </table:table-cell>
              <table:table-cell office:value-type="float" office:value="0.0000000000069128">
                <text:p>0.0000000000069128</text:p>
              </table:table-cell>
              <table:table-cell office:value-type="float" office:value="0.00000063573">
                <text:p>0.00000063573</text:p>
              </table:table-cell>
              <table:table-cell office:value-type="float" office:value="-0.00016647">
                <text:p>-0.00016647</text:p>
              </table:table-cell>
              <table:table-cell office:value-type="float" office:value="0.00000017825">
                <text:p>0.000000178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083">
                <text:p>0.48083</text:p>
              </table:table-cell>
              <table:table-cell office:value-type="float" office:value="0.000000000014998">
                <text:p>0.000000000014998</text:p>
              </table:table-cell>
              <table:table-cell office:value-type="float" office:value="0.00000075874">
                <text:p>0.00000075874</text:p>
              </table:table-cell>
              <table:table-cell office:value-type="float" office:value="-0.00023801">
                <text:p>-0.00023801</text:p>
              </table:table-cell>
              <table:table-cell office:value-type="float" office:value="0.0000003779">
                <text:p>0.0000003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79">
                <text:p>0.4879</text:p>
              </table:table-cell>
              <table:table-cell office:value-type="float" office:value="0.0000000000021063">
                <text:p>0.0000000000021063</text:p>
              </table:table-cell>
              <table:table-cell office:value-type="float" office:value="0.0000008426">
                <text:p>0.0000008426</text:p>
              </table:table-cell>
              <table:table-cell office:value-type="float" office:value="-0.00025719">
                <text:p>-0.00025719</text:p>
              </table:table-cell>
              <table:table-cell office:value-type="float" office:value="0.00000027657">
                <text:p>0.000000276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497">
                <text:p>0.49497</text:p>
              </table:table-cell>
              <table:table-cell office:value-type="float" office:value="-0.00000000008223">
                <text:p>-0.00000000008223</text:p>
              </table:table-cell>
              <table:table-cell office:value-type="float" office:value="0.00000038166">
                <text:p>0.00000038166</text:p>
              </table:table-cell>
              <table:table-cell office:value-type="float" office:value="-0.00023511">
                <text:p>-0.00023511</text:p>
              </table:table-cell>
              <table:table-cell office:value-type="float" office:value="-0.00000010938">
                <text:p>-0.000000109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205">
                <text:p>0.50205</text:p>
              </table:table-cell>
              <table:table-cell office:value-type="float" office:value="-0.00000000023239">
                <text:p>-0.00000000023239</text:p>
              </table:table-cell>
              <table:table-cell office:value-type="float" office:value="-0.0000014027">
                <text:p>-0.0000014027</text:p>
              </table:table-cell>
              <table:table-cell office:value-type="float" office:value="-0.00017175">
                <text:p>-0.00017175</text:p>
              </table:table-cell>
              <table:table-cell office:value-type="float" office:value="-0.000001654">
                <text:p>-0.000001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912">
                <text:p>0.50912</text:p>
              </table:table-cell>
              <table:table-cell office:value-type="float" office:value="-0.00000000039875">
                <text:p>-0.00000000039875</text:p>
              </table:table-cell>
              <table:table-cell office:value-type="float" office:value="-0.0000037314">
                <text:p>-0.0000037314</text:p>
              </table:table-cell>
              <table:table-cell office:value-type="float" office:value="-0.000067121">
                <text:p>-0.000067121</text:p>
              </table:table-cell>
              <table:table-cell office:value-type="float" office:value="-0.0000034542">
                <text:p>-0.0000034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1619">
                <text:p>0.51619</text:p>
              </table:table-cell>
              <table:table-cell office:value-type="float" office:value="0.0000000010936">
                <text:p>0.0000000010936</text:p>
              </table:table-cell>
              <table:table-cell office:value-type="float" office:value="-0.0000073446">
                <text:p>-0.0000073446</text:p>
              </table:table-cell>
              <table:table-cell office:value-type="float" office:value="0.00039835">
                <text:p>0.00039835</text:p>
              </table:table-cell>
              <table:table-cell office:value-type="float" office:value="-0.0000030763">
                <text:p>-0.00000307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326">
                <text:p>0.52326</text:p>
              </table:table-cell>
              <table:table-cell office:value-type="float" office:value="0.0000000032768">
                <text:p>0.0000000032768</text:p>
              </table:table-cell>
              <table:table-cell office:value-type="float" office:value="-0.000012904">
                <text:p>-0.000012904</text:p>
              </table:table-cell>
              <table:table-cell office:value-type="float" office:value="0.00093502">
                <text:p>0.00093502</text:p>
              </table:table-cell>
              <table:table-cell office:value-type="float" office:value="-0.00000053246">
                <text:p>-0.000000532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033">
                <text:p>0.53033</text:p>
              </table:table-cell>
              <table:table-cell office:value-type="float" office:value="0.0000000059645">
                <text:p>0.0000000059645</text:p>
              </table:table-cell>
              <table:table-cell office:value-type="float" office:value="-0.000016449">
                <text:p>-0.000016449</text:p>
              </table:table-cell>
              <table:table-cell office:value-type="float" office:value="0.0015429">
                <text:p>0.0015429</text:p>
              </table:table-cell>
              <table:table-cell office:value-type="float" office:value="0.000011965">
                <text:p>0.0000119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74">
                <text:p>0.5374</text:p>
              </table:table-cell>
              <table:table-cell office:value-type="float" office:value="-0.0000000058342">
                <text:p>-0.0000000058342</text:p>
              </table:table-cell>
              <table:table-cell office:value-type="float" office:value="-0.000011778">
                <text:p>-0.000011778</text:p>
              </table:table-cell>
              <table:table-cell office:value-type="float" office:value="0.002222">
                <text:p>0.002222</text:p>
              </table:table-cell>
              <table:table-cell office:value-type="float" office:value="0.000027558">
                <text:p>0.0000275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4447">
                <text:p>0.54447</text:p>
              </table:table-cell>
              <table:table-cell office:value-type="float" office:value="-0.000000033353">
                <text:p>-0.000000033353</text:p>
              </table:table-cell>
              <table:table-cell office:value-type="float" office:value="-0.0000054013">
                <text:p>-0.0000054013</text:p>
              </table:table-cell>
              <table:table-cell office:value-type="float" office:value="0.0027126">
                <text:p>0.0027126</text:p>
              </table:table-cell>
              <table:table-cell office:value-type="float" office:value="0.000034468">
                <text:p>0.000034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154">
                <text:p>0.55154</text:p>
              </table:table-cell>
              <table:table-cell office:value-type="float" office:value="-0.000000071148">
                <text:p>-0.000000071148</text:p>
              </table:table-cell>
              <table:table-cell office:value-type="float" office:value="0.000038994">
                <text:p>0.000038994</text:p>
              </table:table-cell>
              <table:table-cell office:value-type="float" office:value="0.0029619">
                <text:p>0.0029619</text:p>
              </table:table-cell>
              <table:table-cell office:value-type="float" office:value="0.000028734">
                <text:p>0.00002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5861">
                <text:p>0.55861</text:p>
              </table:table-cell>
              <table:table-cell office:value-type="float" office:value="-0.000000042319">
                <text:p>-0.000000042319</text:p>
              </table:table-cell>
              <table:table-cell office:value-type="float" office:value="0.00010578">
                <text:p>0.00010578</text:p>
              </table:table-cell>
              <table:table-cell office:value-type="float" office:value="0.0029701">
                <text:p>0.0029701</text:p>
              </table:table-cell>
              <table:table-cell office:value-type="float" office:value="-0.000051686">
                <text:p>-0.000051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569">
                <text:p>0.56569</text:p>
              </table:table-cell>
              <table:table-cell office:value-type="float" office:value="0.00000027708">
                <text:p>0.00000027708</text:p>
              </table:table-cell>
              <table:table-cell office:value-type="float" office:value="0.00017468">
                <text:p>0.00017468</text:p>
              </table:table-cell>
              <table:table-cell office:value-type="float" office:value="0.0027371">
                <text:p>0.0027371</text:p>
              </table:table-cell>
              <table:table-cell office:value-type="float" office:value="-0.0001643">
                <text:p>-0.0001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276">
                <text:p>0.57276</text:p>
              </table:table-cell>
              <table:table-cell office:value-type="float" office:value="0.00000078546">
                <text:p>0.00000078546</text:p>
              </table:table-cell>
              <table:table-cell office:value-type="float" office:value="0.0002952">
                <text:p>0.0002952</text:p>
              </table:table-cell>
              <table:table-cell office:value-type="float" office:value="-0.000068135">
                <text:p>-0.000068135</text:p>
              </table:table-cell>
              <table:table-cell office:value-type="float" office:value="-0.00030487">
                <text:p>-0.000304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983">
                <text:p>0.57983</text:p>
              </table:table-cell>
              <table:table-cell office:value-type="float" office:value="0.00000095139">
                <text:p>0.00000095139</text:p>
              </table:table-cell>
              <table:table-cell office:value-type="float" office:value="0.00041813">
                <text:p>0.00041813</text:p>
              </table:table-cell>
              <table:table-cell office:value-type="float" office:value="-0.0035758">
                <text:p>-0.0035758</text:p>
              </table:table-cell>
              <table:table-cell office:value-type="float" office:value="-0.00040688">
                <text:p>-0.00040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869">
                <text:p>0.5869</text:p>
              </table:table-cell>
              <table:table-cell office:value-type="float" office:value="-0.00000099832">
                <text:p>-0.00000099832</text:p>
              </table:table-cell>
              <table:table-cell office:value-type="float" office:value="0.00030311">
                <text:p>0.00030311</text:p>
              </table:table-cell>
              <table:table-cell office:value-type="float" office:value="-0.0077858">
                <text:p>-0.0077858</text:p>
              </table:table-cell>
              <table:table-cell office:value-type="float" office:value="-0.00011352">
                <text:p>-0.00011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9397">
                <text:p>0.59397</text:p>
              </table:table-cell>
              <table:table-cell office:value-type="float" office:value="-0.0000087229">
                <text:p>-0.0000087229</text:p>
              </table:table-cell>
              <table:table-cell office:value-type="float" office:value="0.000066218">
                <text:p>0.000066218</text:p>
              </table:table-cell>
              <table:table-cell office:value-type="float" office:value="-0.012698">
                <text:p>-0.012698</text:p>
              </table:table-cell>
              <table:table-cell office:value-type="float" office:value="0.00040893">
                <text:p>0.00040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0104">
                <text:p>0.60104</text:p>
              </table:table-cell>
              <table:table-cell office:value-type="float" office:value="-0.00001739">
                <text:p>-0.00001739</text:p>
              </table:table-cell>
              <table:table-cell office:value-type="float" office:value="-0.00035342">
                <text:p>-0.00035342</text:p>
              </table:table-cell>
              <table:table-cell office:value-type="float" office:value="-0.019924">
                <text:p>-0.019924</text:p>
              </table:table-cell>
              <table:table-cell office:value-type="float" office:value="0.0016515">
                <text:p>0.0016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0811">
                <text:p>0.60811</text:p>
              </table:table-cell>
              <table:table-cell office:value-type="float" office:value="-0.000020202">
                <text:p>-0.000020202</text:p>
              </table:table-cell>
              <table:table-cell office:value-type="float" office:value="-0.0024724">
                <text:p>-0.0024724</text:p>
              </table:table-cell>
              <table:table-cell office:value-type="float" office:value="-0.026902">
                <text:p>-0.026902</text:p>
              </table:table-cell>
              <table:table-cell office:value-type="float" office:value="0.0030392">
                <text:p>0.0030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1518">
                <text:p>0.61518</text:p>
              </table:table-cell>
              <table:table-cell office:value-type="float" office:value="0.000029957">
                <text:p>0.000029957</text:p>
              </table:table-cell>
              <table:table-cell office:value-type="float" office:value="-0.0045923">
                <text:p>-0.0045923</text:p>
              </table:table-cell>
              <table:table-cell office:value-type="float" office:value="-0.033632">
                <text:p>-0.033632</text:p>
              </table:table-cell>
              <table:table-cell office:value-type="float" office:value="0.0036518">
                <text:p>0.0036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2225">
                <text:p>0.62225</text:p>
              </table:table-cell>
              <table:table-cell office:value-type="float" office:value="0.00017918">
                <text:p>0.00017918</text:p>
              </table:table-cell>
              <table:table-cell office:value-type="float" office:value="-0.0070774">
                <text:p>-0.0070774</text:p>
              </table:table-cell>
              <table:table-cell office:value-type="float" office:value="-0.040115">
                <text:p>-0.040115</text:p>
              </table:table-cell>
              <table:table-cell office:value-type="float" office:value="0.0034391">
                <text:p>0.00343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2933">
                <text:p>0.62933</text:p>
              </table:table-cell>
              <table:table-cell office:value-type="float" office:value="0.00034226">
                <text:p>0.00034226</text:p>
              </table:table-cell>
              <table:table-cell office:value-type="float" office:value="-0.0096894">
                <text:p>-0.0096894</text:p>
              </table:table-cell>
              <table:table-cell office:value-type="float" office:value="-0.038137">
                <text:p>-0.038137</text:p>
              </table:table-cell>
              <table:table-cell office:value-type="float" office:value="-0.00132">
                <text:p>-0.001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64">
                <text:p>0.6364</text:p>
              </table:table-cell>
              <table:table-cell office:value-type="float" office:value="0.00042684">
                <text:p>0.00042684</text:p>
              </table:table-cell>
              <table:table-cell office:value-type="float" office:value="-0.011826">
                <text:p>-0.011826</text:p>
              </table:table-cell>
              <table:table-cell office:value-type="float" office:value="-0.032736">
                <text:p>-0.032736</text:p>
              </table:table-cell>
              <table:table-cell office:value-type="float" office:value="-0.008153">
                <text:p>-0.008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4347">
                <text:p>0.64347</text:p>
              </table:table-cell>
              <table:table-cell office:value-type="float" office:value="-0.00027037">
                <text:p>-0.00027037</text:p>
              </table:table-cell>
              <table:table-cell office:value-type="float" office:value="-0.010702">
                <text:p>-0.010702</text:p>
              </table:table-cell>
              <table:table-cell office:value-type="float" office:value="-0.02391">
                <text:p>-0.02391</text:p>
              </table:table-cell>
              <table:table-cell office:value-type="float" office:value="-0.020372">
                <text:p>-0.020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5054">
                <text:p>0.65054</text:p>
              </table:table-cell>
              <table:table-cell office:value-type="float" office:value="-0.0024772">
                <text:p>-0.0024772</text:p>
              </table:table-cell>
              <table:table-cell office:value-type="float" office:value="-0.0080949">
                <text:p>-0.0080949</text:p>
              </table:table-cell>
              <table:table-cell office:value-type="float" office:value="-0.011661">
                <text:p>-0.011661</text:p>
              </table:table-cell>
              <table:table-cell office:value-type="float" office:value="-0.033396">
                <text:p>-0.0333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5761">
                <text:p>0.65761</text:p>
              </table:table-cell>
              <table:table-cell office:value-type="float" office:value="-0.0063969">
                <text:p>-0.0063969</text:p>
              </table:table-cell>
              <table:table-cell office:value-type="float" office:value="0.0065682">
                <text:p>0.0065682</text:p>
              </table:table-cell>
              <table:table-cell office:value-type="float" office:value="0.025123">
                <text:p>0.025123</text:p>
              </table:table-cell>
              <table:table-cell office:value-type="float" office:value="-0.040777">
                <text:p>-0.040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6468">
                <text:p>0.66468</text:p>
              </table:table-cell>
              <table:table-cell office:value-type="float" office:value="-0.01026">
                <text:p>-0.01026</text:p>
              </table:table-cell>
              <table:table-cell office:value-type="float" office:value="0.028099">
                <text:p>0.028099</text:p>
              </table:table-cell>
              <table:table-cell office:value-type="float" office:value="0.067593">
                <text:p>0.067593</text:p>
              </table:table-cell>
              <table:table-cell office:value-type="float" office:value="-0.042797">
                <text:p>-0.042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7175">
                <text:p>0.67175</text:p>
              </table:table-cell>
              <table:table-cell office:value-type="float" office:value="-0.011152">
                <text:p>-0.011152</text:p>
              </table:table-cell>
              <table:table-cell office:value-type="float" office:value="0.054431">
                <text:p>0.054431</text:p>
              </table:table-cell>
              <table:table-cell office:value-type="float" office:value="0.11575">
                <text:p>0.11575</text:p>
              </table:table-cell>
              <table:table-cell office:value-type="float" office:value="-0.016045">
                <text:p>-0.0160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7882">
                <text:p>0.67882</text:p>
              </table:table-cell>
              <table:table-cell office:value-type="float" office:value="0.0050689">
                <text:p>0.0050689</text:p>
              </table:table-cell>
              <table:table-cell office:value-type="float" office:value="0.12083">
                <text:p>0.12083</text:p>
              </table:table-cell>
              <table:table-cell office:value-type="float" office:value="0.1696">
                <text:p>0.1696</text:p>
              </table:table-cell>
              <table:table-cell office:value-type="float" office:value="0.024267">
                <text:p>0.0242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589">
                <text:p>0.68589</text:p>
              </table:table-cell>
              <table:table-cell office:value-type="float" office:value="0.057094">
                <text:p>0.057094</text:p>
              </table:table-cell>
              <table:table-cell office:value-type="float" office:value="0.18724">
                <text:p>0.18724</text:p>
              </table:table-cell>
              <table:table-cell office:value-type="float" office:value="0.24778">
                <text:p>0.24778</text:p>
              </table:table-cell>
              <table:table-cell office:value-type="float" office:value="0.1111">
                <text:p>0.1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9296">
                <text:p>0.69296</text:p>
              </table:table-cell>
              <table:table-cell office:value-type="float" office:value="0.15954">
                <text:p>0.15954</text:p>
              </table:table-cell>
              <table:table-cell office:value-type="float" office:value="0.27615">
                <text:p>0.27615</text:p>
              </table:table-cell>
              <table:table-cell office:value-type="float" office:value="0.32891">
                <text:p>0.32891</text:p>
              </table:table-cell>
              <table:table-cell office:value-type="float" office:value="0.21373">
                <text:p>0.213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0004">
                <text:p>0.70004</text:p>
              </table:table-cell>
              <table:table-cell office:value-type="float" office:value="0.30421">
                <text:p>0.30421</text:p>
              </table:table-cell>
              <table:table-cell office:value-type="float" office:value="0.38546">
                <text:p>0.38546</text:p>
              </table:table-cell>
              <table:table-cell office:value-type="float" office:value="0.41298">
                <text:p>0.41298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0711">
                <text:p>0.70711</text:p>
              </table:table-cell>
              <table:table-cell office:value-type="float" office:value="0.50247">
                <text:p>0.50247</text:p>
              </table:table-cell>
              <table:table-cell office:value-type="float" office:value="0.50021">
                <text:p>0.5002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1418">
                <text:p>0.71418</text:p>
              </table:table-cell>
              <table:table-cell office:value-type="float" office:value="0.69333">
                <text:p>0.69333</text:p>
              </table:table-cell>
              <table:table-cell office:value-type="float" office:value="0.61553">
                <text:p>0.61553</text:p>
              </table:table-cell>
              <table:table-cell office:value-type="float" office:value="0.58702">
                <text:p>0.58702</text:p>
              </table:table-cell>
              <table:table-cell office:value-type="float" office:value="0.6467">
                <text:p>0.6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2125">
                <text:p>0.72125</text:p>
              </table:table-cell>
              <table:table-cell office:value-type="float" office:value="0.84394">
                <text:p>0.84394</text:p>
              </table:table-cell>
              <table:table-cell office:value-type="float" office:value="0.72123">
                <text:p>0.72123</text:p>
              </table:table-cell>
              <table:table-cell office:value-type="float" office:value="0.67109">
                <text:p>0.67109</text:p>
              </table:table-cell>
              <table:table-cell office:value-type="float" office:value="0.78627">
                <text:p>0.786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2832">
                <text:p>0.72832</text:p>
              </table:table-cell>
              <table:table-cell office:value-type="float" office:value="0.94487">
                <text:p>0.94487</text:p>
              </table:table-cell>
              <table:table-cell office:value-type="float" office:value="0.81158">
                <text:p>0.81158</text:p>
              </table:table-cell>
              <table:table-cell office:value-type="float" office:value="0.75222">
                <text:p>0.75222</text:p>
              </table:table-cell>
              <table:table-cell office:value-type="float" office:value="0.8889">
                <text:p>0.88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539">
                <text:p>0.73539</text:p>
              </table:table-cell>
              <table:table-cell office:value-type="float" office:value="0.99422">
                <text:p>0.99422</text:p>
              </table:table-cell>
              <table:table-cell office:value-type="float" office:value="0.8931">
                <text:p>0.8931</text:p>
              </table:table-cell>
              <table:table-cell office:value-type="float" office:value="0.8304">
                <text:p>0.8304</text:p>
              </table:table-cell>
              <table:table-cell office:value-type="float" office:value="0.97573">
                <text:p>0.975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4246">
                <text:p>0.74246</text:p>
              </table:table-cell>
              <table:table-cell office:value-type="float" office:value="1.0102">
                <text:p>1.0102</text:p>
              </table:table-cell>
              <table:table-cell office:value-type="float" office:value="0.93391">
                <text:p>0.93391</text:p>
              </table:table-cell>
              <table:table-cell office:value-type="float" office:value="0.88425">
                <text:p>0.88425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4953">
                <text:p>0.74953</text:p>
              </table:table-cell>
              <table:table-cell office:value-type="float" office:value="1.0107">
                <text:p>1.0107</text:p>
              </table:table-cell>
              <table:table-cell office:value-type="float" office:value="0.97309">
                <text:p>0.97309</text:p>
              </table:table-cell>
              <table:table-cell office:value-type="float" office:value="0.93241">
                <text:p>0.93241</text:p>
              </table:table-cell>
              <table:table-cell office:value-type="float" office:value="1.0428">
                <text:p>1.04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66">
                <text:p>0.7566</text:p>
              </table:table-cell>
              <table:table-cell office:value-type="float" office:value="1.0068">
                <text:p>1.0068</text:p>
              </table:table-cell>
              <table:table-cell office:value-type="float" office:value="0.99644">
                <text:p>0.99644</text:p>
              </table:table-cell>
              <table:table-cell office:value-type="float" office:value="0.97488">
                <text:p>0.97488</text:p>
              </table:table-cell>
              <table:table-cell office:value-type="float" office:value="1.0408">
                <text:p>1.04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6368">
                <text:p>0.76368</text:p>
              </table:table-cell>
              <table:table-cell office:value-type="float" office:value="1.0028">
                <text:p>1.0028</text:p>
              </table:table-cell>
              <table:table-cell office:value-type="float" office:value="1.0051">
                <text:p>1.0051</text:p>
              </table:table-cell>
              <table:table-cell office:value-type="float" office:value="1.0117">
                <text:p>1.0117</text:p>
              </table:table-cell>
              <table:table-cell office:value-type="float" office:value="1.0334">
                <text:p>1.0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7075">
                <text:p>0.77075</text:p>
              </table:table-cell>
              <table:table-cell office:value-type="float" office:value="1.0004">
                <text:p>1.0004</text:p>
              </table:table-cell>
              <table:table-cell office:value-type="float" office:value="1.0131">
                <text:p>1.0131</text:p>
              </table:table-cell>
              <table:table-cell office:value-type="float" office:value="1.0239">
                <text:p>1.0239</text:p>
              </table:table-cell>
              <table:table-cell office:value-type="float" office:value="1.0204">
                <text:p>1.02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7782">
                <text:p>0.77782</text:p>
              </table:table-cell>
              <table:table-cell office:value-type="float" office:value="0.99949">
                <text:p>0.99949</text:p>
              </table:table-cell>
              <table:table-cell office:value-type="float" office:value="1.0113">
                <text:p>1.0113</text:p>
              </table:table-cell>
              <table:table-cell office:value-type="float" office:value="1.0327">
                <text:p>1.0327</text:p>
              </table:table-cell>
              <table:table-cell office:value-type="float" office:value="1.0082">
                <text:p>1.00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489">
                <text:p>0.78489</text:p>
              </table:table-cell>
              <table:table-cell office:value-type="float" office:value="0.99961">
                <text:p>0.99961</text:p>
              </table:table-cell>
              <table:table-cell office:value-type="float" office:value="1.009">
                <text:p>1.009</text:p>
              </table:table-cell>
              <table:table-cell office:value-type="float" office:value="1.0381">
                <text:p>1.0381</text:p>
              </table:table-cell>
              <table:table-cell office:value-type="float" office:value="1.0013">
                <text:p>1.00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79196">
                <text:p>0.79196</text:p>
              </table:table-cell>
              <table:table-cell office:value-type="float" office:value="0.99982">
                <text:p>0.99982</text:p>
              </table:table-cell>
              <table:table-cell office:value-type="float" office:value="1.0065">
                <text:p>1.0065</text:p>
              </table:table-cell>
              <table:table-cell office:value-type="float" office:value="1.0401">
                <text:p>1.0401</text:p>
              </table:table-cell>
              <table:table-cell office:value-type="float" office:value="0.99656">
                <text:p>0.996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9903">
                <text:p>0.79903</text:p>
              </table:table-cell>
              <table:table-cell office:value-type="float" office:value="0.99997">
                <text:p>0.99997</text:p>
              </table:table-cell>
              <table:table-cell office:value-type="float" office:value="1.0038">
                <text:p>1.0038</text:p>
              </table:table-cell>
              <table:table-cell office:value-type="float" office:value="1.0336">
                <text:p>1.0336</text:p>
              </table:table-cell>
              <table:table-cell office:value-type="float" office:value="0.99635">
                <text:p>0.99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61">
                <text:p>0.8061</text:p>
              </table:table-cell>
              <table:table-cell office:value-type="float" office:value="1">
                <text:p>1</text:p>
              </table:table-cell>
              <table:table-cell office:value-type="float" office:value="1.0016">
                <text:p>1.0016</text:p>
              </table:table-cell>
              <table:table-cell office:value-type="float" office:value="1.0269">
                <text:p>1.0269</text:p>
              </table:table-cell>
              <table:table-cell office:value-type="float" office:value="0.99696">
                <text:p>0.99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1317">
                <text:p>0.81317</text:p>
              </table:table-cell>
              <table:table-cell office:value-type="float" office:value="1">
                <text:p>1</text:p>
              </table:table-cell>
              <table:table-cell office:value-type="float" office:value="1.0007">
                <text:p>1.0007</text:p>
              </table:table-cell>
              <table:table-cell office:value-type="float" office:value="1.0199">
                <text:p>1.0199</text:p>
              </table:table-cell>
              <table:table-cell office:value-type="float" office:value="0.99835">
                <text:p>0.99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2024">
                <text:p>0.82024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1.0127">
                <text:p>1.0127</text:p>
              </table:table-cell>
              <table:table-cell office:value-type="float" office:value="0.99959">
                <text:p>0.999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2731">
                <text:p>0.82731</text:p>
              </table:table-cell>
              <table:table-cell office:value-type="float" office:value="1">
                <text:p>1</text:p>
              </table:table-cell>
              <table:table-cell office:value-type="float" office:value="0.99951">
                <text:p>0.99951</text:p>
              </table:table-cell>
              <table:table-cell office:value-type="float" office:value="1.0078">
                <text:p>1.0078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3439">
                <text:p>0.83439</text:p>
              </table:table-cell>
              <table:table-cell office:value-type="float" office:value="1">
                <text:p>1</text:p>
              </table:table-cell>
              <table:table-cell office:value-type="float" office:value="0.99956">
                <text:p>0.99956</text:p>
              </table:table-cell>
              <table:table-cell office:value-type="float" office:value="1.0036">
                <text:p>1.0036</text:p>
              </table:table-cell>
              <table:table-cell office:value-type="float" office:value="1.0004">
                <text:p>1.0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4146">
                <text:p>0.84146</text:p>
              </table:table-cell>
              <table:table-cell office:value-type="float" office:value="1">
                <text:p>1</text:p>
              </table:table-cell>
              <table:table-cell office:value-type="float" office:value="0.99962">
                <text:p>0.99962</text:p>
              </table:table-cell>
              <table:table-cell office:value-type="float" office:value="1.0001">
                <text:p>1.0001</text:p>
              </table:table-cell>
              <table:table-cell office:value-type="float" office:value="1.0003">
                <text:p>1.00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4853">
                <text:p>0.84853</text:p>
              </table:table-cell>
              <table:table-cell office:value-type="float" office:value="1">
                <text:p>1</text:p>
              </table:table-cell>
              <table:table-cell office:value-type="float" office:value="0.99976">
                <text:p>0.99976</text:p>
              </table:table-cell>
              <table:table-cell office:value-type="float" office:value="0.99726">
                <text:p>0.99726</text:p>
              </table:table-cell>
              <table:table-cell office:value-type="float" office:value="1.0002">
                <text:p>1.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556">
                <text:p>0.8556</text:p>
              </table:table-cell>
              <table:table-cell office:value-type="float" office:value="1">
                <text:p>1</text:p>
              </table:table-cell>
              <table:table-cell office:value-type="float" office:value="0.99988">
                <text:p>0.99988</text:p>
              </table:table-cell>
              <table:table-cell office:value-type="float" office:value="0.99703">
                <text:p>0.99703</text:p>
              </table:table-cell>
              <table:table-cell office:value-type="float" office:value="1.0001">
                <text:p>1.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267">
                <text:p>0.86267</text:p>
              </table:table-cell>
              <table:table-cell office:value-type="float" office:value="1">
                <text:p>1</text:p>
              </table:table-cell>
              <table:table-cell office:value-type="float" office:value="0.99995">
                <text:p>0.99995</text:p>
              </table:table-cell>
              <table:table-cell office:value-type="float" office:value="0.99704">
                <text:p>0.99704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6974">
                <text:p>0.86974</text:p>
              </table:table-cell>
              <table:table-cell office:value-type="float" office:value="1">
                <text:p>1</text:p>
              </table:table-cell>
              <table:table-cell office:value-type="float" office:value="0.99999">
                <text:p>0.99999</text:p>
              </table:table-cell>
              <table:table-cell office:value-type="float" office:value="0.99729">
                <text:p>0.99729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7681">
                <text:p>0.876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78">
                <text:p>0.99778</text:p>
              </table:table-cell>
              <table:table-cell office:value-type="float" office:value="0.99997">
                <text:p>0.999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388">
                <text:p>0.883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46">
                <text:p>0.99846</text:p>
              </table:table-cell>
              <table:table-cell office:value-type="float" office:value="0.99999">
                <text:p>0.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9095">
                <text:p>0.890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07">
                <text:p>0.99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9803">
                <text:p>0.898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6">
                <text:p>0.9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051">
                <text:p>0.90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1">
                <text:p>1.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1217">
                <text:p>0.912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2">
                <text:p>1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1924">
                <text:p>0.919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2">
                <text:p>1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2631">
                <text:p>0.926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3">
                <text:p>1.00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3338">
                <text:p>0.933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2">
                <text:p>1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4045">
                <text:p>0.940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2">
                <text:p>1.0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752">
                <text:p>0.947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01">
                <text:p>1.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459">
                <text:p>0.954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167">
                <text:p>0.961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874">
                <text:p>0.968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7581">
                <text:p>0.975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288">
                <text:p>0.982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8995">
                <text:p>0.98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8">
                <text:p>0.99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702">
                <text:p>0.9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">
                <text:p>0.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041">
                <text:p>1.0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99">
                <text:p>0.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112">
                <text:p>1.0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182">
                <text:p>1.0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53">
                <text:p>1.02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324">
                <text:p>1.03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394">
                <text:p>1.03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465">
                <text:p>1.04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36">
                <text:p>1.05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607">
                <text:p>1.060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677">
                <text:p>1.06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0748">
                <text:p>1.07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0819">
                <text:p>1.08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889">
                <text:p>1.08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096">
                <text:p>1.0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1031">
                <text:p>1.10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1102">
                <text:p>1.11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172">
                <text:p>1.11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1243">
                <text:p>1.12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314">
                <text:p>1.13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1384">
                <text:p>1.13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1455">
                <text:p>1.1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26">
                <text:p>1.1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597">
                <text:p>1.15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1667">
                <text:p>1.1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1738">
                <text:p>1.17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1809">
                <text:p>1.18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1879">
                <text:p>1.1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95">
                <text:p>1.1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021">
                <text:p>1.20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092">
                <text:p>1.20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162">
                <text:p>1.21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233">
                <text:p>1.22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304">
                <text:p>1.23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374">
                <text:p>1.23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445">
                <text:p>1.24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516">
                <text:p>1.25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587">
                <text:p>1.25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657">
                <text:p>1.26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728">
                <text:p>1.27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799">
                <text:p>1.27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869">
                <text:p>1.28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94">
                <text:p>1.2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3011">
                <text:p>1.30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3081">
                <text:p>1.30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3152">
                <text:p>1.31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223">
                <text:p>1.32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3294">
                <text:p>1.32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3364">
                <text:p>1.3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3435">
                <text:p>1.3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3506">
                <text:p>1.35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3576">
                <text:p>1.35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647">
                <text:p>1.36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3718">
                <text:p>1.37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789">
                <text:p>1.37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3859">
                <text:p>1.38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93">
                <text:p>1.3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001">
                <text:p>1.4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4071">
                <text:p>1.40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4142">
                <text:p>1.414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